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79">
            <text:p>17.9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32">
            <text:p>23.2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327">
            <text:p>32.7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7622">
            <text:p>17622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8271">
            <text:p>1827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9232">
            <text:p>1923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3-02">
            <text:p>2021-03-02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3 - 1.27)">
            <text:p>(0.83 - 1.27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7">
            <text:p>1.1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37">
            <text:p>-37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351911736731976">
            <text:p>-0.0035191174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87707362220989">
            <text:p>0.9877073622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624">
            <text:p>624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10181">
            <text:p>10181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19.75">
            <text:p>-219.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15843237403006">
            <text:p>-0.0215843237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25367997650347">
            <text:p>0.9253679977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31.7656196841678">
            <text:p>-31.76561968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office:value-type="float" office:value="834">
            <text:p>834</text:p>
          </table:table-cell>
          <table:table-cell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500">
            <text:p>1350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199.625">
            <text:p>-199.62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4787037037037">
            <text:p>-0.014787037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8673937040466">
            <text:p>0.948673937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1201">
            <text:p>1201</text:p>
          </table:table-cell>
          <table:table-cell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592">
            <text:p>13592</text:p>
          </table:table-cell>
          <table:table-cell office:value-type="float" office:value="18683">
            <text:p>18683</text:p>
          </table:table-cell>
          <table:table-cell office:value-type="float" office:value="-33.5">
            <text:p>-33.5</text:p>
          </table:table-cell>
          <table:table-cell office:value-type="float" office:value="-202.125">
            <text:p>-202.125</text:p>
          </table:table-cell>
          <table:table-cell office:value-type="float" office:value="-57.375">
            <text:p>-57.375</text:p>
          </table:table-cell>
          <table:table-cell office:value-type="float" office:value="-0.0032533747693503">
            <text:p>-0.0032533748</text:p>
          </table:table-cell>
          <table:table-cell office:value-type="float" office:value="-0.0148708799293702">
            <text:p>-0.0148708799</text:p>
          </table:table-cell>
          <table:table-cell office:value-type="float" office:value="-0.00307097361237489">
            <text:p>-0.0030709736</text:p>
          </table:table-cell>
          <table:table-cell office:value-type="float" office:value="0.988633933824158">
            <text:p>0.9886339338</text:p>
          </table:table-cell>
          <table:table-cell office:value-type="float" office:value="0.948385360664157">
            <text:p>0.9483853607</text:p>
          </table:table-cell>
          <table:table-cell office:value-type="float" office:value="0.989270076879387">
            <text:p>0.98927007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818">
            <text:p>9818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91.5">
            <text:p>-91.5</text:p>
          </table:table-cell>
          <table:table-cell office:value-type="float" office:value="-269.375">
            <text:p>-269.375</text:p>
          </table:table-cell>
          <table:table-cell office:value-type="float" office:value="-139.125">
            <text:p>-139.125</text:p>
          </table:table-cell>
          <table:table-cell office:value-type="float" office:value="-0.009319617029945">
            <text:p>-0.009319617</text:p>
          </table:table-cell>
          <table:table-cell office:value-type="float" office:value="-0.0211856075501376">
            <text:p>-0.0211856076</text:p>
          </table:table-cell>
          <table:table-cell office:value-type="float" office:value="-0.00714964797779948">
            <text:p>-0.007149648</text:p>
          </table:table-cell>
          <table:table-cell office:value-type="float" office:value="0.967551576707899">
            <text:p>0.9675515767</text:p>
          </table:table-cell>
          <table:table-cell office:value-type="float" office:value="0.926730080310364">
            <text:p>0.9267300803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32.370023048258">
            <text:p>-32.37002304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1277">
            <text:p>1277</text:p>
          </table:table-cell>
          <table:table-cell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94">
            <text:p>9194</text:p>
          </table:table-cell>
          <table:table-cell office:value-type="float" office:value="12826">
            <text:p>12826</text:p>
          </table:table-cell>
          <table:table-cell office:value-type="float" office:value="19177">
            <text:p>19177</text:p>
          </table:table-cell>
          <table:table-cell office:value-type="float" office:value="-91.5">
            <text:p>-91.5</text:p>
          </table:table-cell>
          <table:table-cell office:value-type="float" office:value="-309.25">
            <text:p>-309.25</text:p>
          </table:table-cell>
          <table:table-cell office:value-type="float" office:value="-110.625">
            <text:p>-110.625</text:p>
          </table:table-cell>
          <table:table-cell office:value-type="float" office:value="-0.00995214270176202">
            <text:p>-0.0099521427</text:p>
          </table:table-cell>
          <table:table-cell office:value-type="float" office:value="-0.0241111804147825">
            <text:p>-0.0241111804</text:p>
          </table:table-cell>
          <table:table-cell office:value-type="float" office:value="-0.00576862908692705">
            <text:p>-0.0057686291</text:p>
          </table:table-cell>
          <table:table-cell office:value-type="float" office:value="0.965361629026771">
            <text:p>0.965361629</text:p>
          </table:table-cell>
          <table:table-cell office:value-type="float" office:value="0.91675031262941">
            <text:p>0.9167503126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999737575987">
            <text:p>-28.39997375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office:value-type="float" office:value="1233">
            <text:p>1233</text:p>
          </table:table-cell>
          <table:table-cell table:number-columns-repeated="2" office:value-type="float" office:value="551">
            <text:p>551</text:p>
          </table:table-cell>
          <table:table-cell office:value-type="float" office:value="9195">
            <text:p>9195</text:p>
          </table:table-cell>
          <table:table-cell office:value-type="float" office:value="13142">
            <text:p>13142</text:p>
          </table:table-cell>
          <table:table-cell office:value-type="float" office:value="18073">
            <text:p>18073</text:p>
          </table:table-cell>
          <table:table-cell office:value-type="float" office:value="-9">
            <text:p>-9</text:p>
          </table:table-cell>
          <table:table-cell office:value-type="float" office:value="-2.375">
            <text:p>-2.375</text:p>
          </table:table-cell>
          <table:table-cell office:value-type="float" office:value="-259">
            <text:p>-259</text:p>
          </table:table-cell>
          <table:table-cell office:value-type="float" office:value="-0.000978792822185971">
            <text:p>-0.0009787928</text:p>
          </table:table-cell>
          <table:table-cell office:value-type="float" office:value="-0.000180718307715721">
            <text:p>-0.0001807183</text:p>
          </table:table-cell>
          <table:table-cell office:value-type="float" office:value="-0.0143307696563935">
            <text:p>-0.0143307697</text:p>
          </table:table-cell>
          <table:table-cell office:value-type="float" office:value="0.996576102871711">
            <text:p>0.9965761029</text:p>
          </table:table-cell>
          <table:table-cell office:value-type="float" office:value="0.999367549934844">
            <text:p>0.9993675499</text:p>
          </table:table-cell>
          <table:table-cell office:value-type="float" office:value="0.950244833282154">
            <text:p>0.95024483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3">
            <text:p>803</text:p>
          </table:table-cell>
          <table:table-cell office:value-type="float" office:value="8878">
            <text:p>8878</text:p>
          </table:table-cell>
          <table:table-cell office:value-type="float" office:value="13144">
            <text:p>13144</text:p>
          </table:table-cell>
          <table:table-cell office:value-type="float" office:value="18508">
            <text:p>18508</text:p>
          </table:table-cell>
          <table:table-cell office:value-type="float" office:value="-187.75">
            <text:p>-187.75</text:p>
          </table:table-cell>
          <table:table-cell office:value-type="float" office:value="-40.25">
            <text:p>-40.25</text:p>
          </table:table-cell>
          <table:table-cell office:value-type="float" office:value="-295.625">
            <text:p>-295.625</text:p>
          </table:table-cell>
          <table:table-cell office:value-type="float" office:value="-0.0211477810317639">
            <text:p>-0.021147781</text:p>
          </table:table-cell>
          <table:table-cell office:value-type="float" office:value="-0.00306223371880706">
            <text:p>-0.0030622337</text:p>
          </table:table-cell>
          <table:table-cell office:value-type="float" office:value="-0.0159728225632159">
            <text:p>-0.0159728226</text:p>
          </table:table-cell>
          <table:table-cell office:value-type="float" office:value="0.926859334528258">
            <text:p>0.9268593345</text:p>
          </table:table-cell>
          <table:table-cell office:value-type="float" office:value="0.989300561443859">
            <text:p>0.9893005614</text:p>
          </table:table-cell>
          <table:table-cell office:value-type="float" office:value="0.944595177907591">
            <text:p>0.9445951779</text:p>
          </table:table-cell>
          <table:table-cell office:value-type="float" office:value="-32.4285468684774">
            <text:p>-32.42854686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1207">
            <text:p>1207</text:p>
          </table:table-cell>
          <table:table-cell table:number-columns-repeated="2" office:value-type="float" office:value="534">
            <text:p>534</text:p>
          </table:table-cell>
          <table:table-cell office:value-type="float" office:value="9165">
            <text:p>9165</text:p>
          </table:table-cell>
          <table:table-cell office:value-type="float" office:value="12535">
            <text:p>12535</text:p>
          </table:table-cell>
          <table:table-cell office:value-type="float" office:value="17138">
            <text:p>17138</text:p>
          </table:table-cell>
          <table:table-cell office:value-type="float" office:value="-134.375">
            <text:p>-134.375</text:p>
          </table:table-cell>
          <table:table-cell office:value-type="float" office:value="-165.875">
            <text:p>-165.875</text:p>
          </table:table-cell>
          <table:table-cell office:value-type="float" office:value="-346.5">
            <text:p>-346.5</text:p>
          </table:table-cell>
          <table:table-cell office:value-type="float" office:value="-0.0146617566830333">
            <text:p>-0.0146617567</text:p>
          </table:table-cell>
          <table:table-cell office:value-type="float" office:value="-0.0132329477463103">
            <text:p>-0.0132329477</text:p>
          </table:table-cell>
          <table:table-cell office:value-type="float" office:value="-0.0202182284980745">
            <text:p>-0.0202182285</text:p>
          </table:table-cell>
          <table:table-cell office:value-type="float" office:value="0.949105187143087">
            <text:p>0.9491051871</text:p>
          </table:table-cell>
          <table:table-cell office:value-type="float" office:value="0.954027900263785">
            <text:p>0.9540279003</text:p>
          </table:table-cell>
          <table:table-cell office:value-type="float" office:value="0.930037402713396">
            <text:p>0.9300374027</text:p>
          </table:table-cell>
          <table:table-cell table:number-columns-repeated="2" office:value-type="float" office:value="0">
            <text:p>0</text:p>
          </table:table-cell>
          <table:table-cell office:value-type="float" office:value="-33.9355261969506">
            <text:p>-33.93552619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87">
            <text:p>1187</text:p>
          </table:table-cell>
          <table:table-cell office:value-type="float" office:value="9265">
            <text:p>9265</text:p>
          </table:table-cell>
          <table:table-cell office:value-type="float" office:value="12392">
            <text:p>12392</text:p>
          </table:table-cell>
          <table:table-cell office:value-type="float" office:value="17378">
            <text:p>17378</text:p>
          </table:table-cell>
          <table:table-cell office:value-type="float" office:value="-19">
            <text:p>-19</text:p>
          </table:table-cell>
          <table:table-cell office:value-type="float" office:value="-137.25">
            <text:p>-137.25</text:p>
          </table:table-cell>
          <table:table-cell office:value-type="float" office:value="-351.75">
            <text:p>-351.75</text:p>
          </table:table-cell>
          <table:table-cell office:value-type="float" office:value="-0.00205072854830005">
            <text:p>-0.0020507285</text:p>
          </table:table-cell>
          <table:table-cell office:value-type="float" office:value="-0.0110756939961265">
            <text:p>-0.011075694</text:p>
          </table:table-cell>
          <table:table-cell office:value-type="float" office:value="-0.0202411094487283">
            <text:p>-0.0202411094</text:p>
          </table:table-cell>
          <table:table-cell office:value-type="float" office:value="0.992830692836604">
            <text:p>0.9928306928</text:p>
          </table:table-cell>
          <table:table-cell office:value-type="float" office:value="0.961475506168649">
            <text:p>0.9614755062</text:p>
          </table:table-cell>
          <table:table-cell office:value-type="float" office:value="0.929959133852413">
            <text:p>0.9299591339</text:p>
          </table:table-cell>
          <table:table-cell table:number-columns-repeated="2" office:value-type="float" office:value="0">
            <text:p>0</text:p>
          </table:table-cell>
          <table:table-cell office:value-type="float" office:value="-33.896770350377">
            <text:p>-33.8967703504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685">
            <text:p>685</text:p>
          </table:table-cell>
          <table:table-cell table:number-columns-repeated="2" office:value-type="float" office:value="428">
            <text:p>428</text:p>
          </table:table-cell>
          <table:table-cell office:value-type="float" office:value="9092">
            <text:p>9092</text:p>
          </table:table-cell>
          <table:table-cell office:value-type="float" office:value="13046">
            <text:p>13046</text:p>
          </table:table-cell>
          <table:table-cell office:value-type="float" office:value="18073">
            <text:p>18073</text:p>
          </table:table-cell>
          <table:table-cell office:value-type="float" office:value="-9.5">
            <text:p>-9.5</text:p>
          </table:table-cell>
          <table:table-cell office:value-type="float" office:value="-193.25">
            <text:p>-193.25</text:p>
          </table:table-cell>
          <table:table-cell office:value-type="float" office:value="-259">
            <text:p>-259</text:p>
          </table:table-cell>
          <table:table-cell office:value-type="float" office:value="-0.00104487461504619">
            <text:p>-0.0010448746</text:p>
          </table:table-cell>
          <table:table-cell office:value-type="float" office:value="-0.0148129694925648">
            <text:p>-0.0148129695</text:p>
          </table:table-cell>
          <table:table-cell office:value-type="float" office:value="-0.0143307696563935">
            <text:p>-0.0143307697</text:p>
          </table:table-cell>
          <table:table-cell office:value-type="float" office:value="0.996345078702742">
            <text:p>0.9963450787</text:p>
          </table:table-cell>
          <table:table-cell office:value-type="float" office:value="0.948584677943791">
            <text:p>0.9485846779</text:p>
          </table:table-cell>
          <table:table-cell office:value-type="float" office:value="0.950244833282154">
            <text:p>0.95024483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35">
            <text:p>735</text:p>
          </table:table-cell>
          <table:table-cell office:value-type="float" office:value="1130">
            <text:p>1130</text:p>
          </table:table-cell>
          <table:table-cell office:value-type="float" office:value="8891">
            <text:p>8891</text:p>
          </table:table-cell>
          <table:table-cell office:value-type="float" office:value="11925">
            <text:p>11925</text:p>
          </table:table-cell>
          <table:table-cell office:value-type="float" office:value="18540">
            <text:p>18540</text:p>
          </table:table-cell>
          <table:table-cell office:value-type="float" office:value="-142.625">
            <text:p>-142.625</text:p>
          </table:table-cell>
          <table:table-cell office:value-type="float" office:value="-130.75">
            <text:p>-130.75</text:p>
          </table:table-cell>
          <table:table-cell office:value-type="float" office:value="-268.25">
            <text:p>-268.25</text:p>
          </table:table-cell>
          <table:table-cell office:value-type="float" office:value="-0.0160415026431223">
            <text:p>-0.0160415026</text:p>
          </table:table-cell>
          <table:table-cell office:value-type="float" office:value="-0.0109643605870021">
            <text:p>-0.0109643606</text:p>
          </table:table-cell>
          <table:table-cell office:value-type="float" office:value="-0.0144687162891046">
            <text:p>-0.0144687163</text:p>
          </table:table-cell>
          <table:table-cell office:value-type="float" office:value="0.944359107170889">
            <text:p>0.9443591072</text:p>
          </table:table-cell>
          <table:table-cell office:value-type="float" office:value="0.961860363663533">
            <text:p>0.9618603637</text:p>
          </table:table-cell>
          <table:table-cell office:value-type="float" office:value="0.949769806740201">
            <text:p>0.94976980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8598">
            <text:p>8598</text:p>
          </table:table-cell>
          <table:table-cell office:value-type="float" office:value="11730">
            <text:p>11730</text:p>
          </table:table-cell>
          <table:table-cell office:value-type="float" office:value="16713">
            <text:p>16713</text:p>
          </table:table-cell>
          <table:table-cell office:value-type="float" office:value="-85.75">
            <text:p>-85.75</text:p>
          </table:table-cell>
          <table:table-cell office:value-type="float" office:value="-180">
            <text:p>-180</text:p>
          </table:table-cell>
          <table:table-cell office:value-type="float" office:value="-192.75">
            <text:p>-192.75</text:p>
          </table:table-cell>
          <table:table-cell office:value-type="float" office:value="-0.00997324959292859">
            <text:p>-0.0099732496</text:p>
          </table:table-cell>
          <table:table-cell office:value-type="float" office:value="-0.0153452685421995">
            <text:p>-0.0153452685</text:p>
          </table:table-cell>
          <table:table-cell office:value-type="float" office:value="-0.0115329384311614">
            <text:p>-0.0115329384</text:p>
          </table:table-cell>
          <table:table-cell office:value-type="float" office:value="0.965288579211338">
            <text:p>0.9652885792</text:p>
          </table:table-cell>
          <table:table-cell office:value-type="float" office:value="0.946753095544901">
            <text:p>0.9467530955</text:p>
          </table:table-cell>
          <table:table-cell office:value-type="float" office:value="0.959895412481895">
            <text:p>0.9598954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05">
            <text:p>705</text:p>
          </table:table-cell>
          <table:table-cell office:value-type="float" office:value="461">
            <text:p>461</text:p>
          </table:table-cell>
          <table:table-cell office:value-type="float" office:value="8416">
            <text:p>8416</text:p>
          </table:table-cell>
          <table:table-cell office:value-type="float" office:value="11882">
            <text:p>11882</text:p>
          </table:table-cell>
          <table:table-cell office:value-type="float" office:value="16809">
            <text:p>16809</text:p>
          </table:table-cell>
          <table:table-cell office:value-type="float" office:value="-24.25">
            <text:p>-24.25</text:p>
          </table:table-cell>
          <table:table-cell office:value-type="float" office:value="-67.25">
            <text:p>-67.25</text:p>
          </table:table-cell>
          <table:table-cell office:value-type="float" office:value="-192.875">
            <text:p>-192.875</text:p>
          </table:table-cell>
          <table:table-cell office:value-type="float" office:value="-0.00288141634980989">
            <text:p>-0.0028814163</text:p>
          </table:table-cell>
          <table:table-cell office:value-type="float" office:value="-0.00565982157885878">
            <text:p>-0.0056598216</text:p>
          </table:table-cell>
          <table:table-cell office:value-type="float" office:value="-0.0114745077042061">
            <text:p>-0.0114745077</text:p>
          </table:table-cell>
          <table:table-cell office:value-type="float" office:value="0.98993131579362">
            <text:p>0.9899313158</text:p>
          </table:table-cell>
          <table:table-cell office:value-type="float" office:value="0.980253410291391">
            <text:p>0.9802534103</text:p>
          </table:table-cell>
          <table:table-cell office:value-type="float" office:value="0.960097285116304">
            <text:p>0.96009728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635">
            <text:p>635</text:p>
          </table:table-cell>
          <table:table-cell office:value-type="float" office:value="395">
            <text:p>395</text:p>
          </table:table-cell>
          <table:table-cell office:value-type="float" office:value="1011">
            <text:p>1011</text:p>
          </table:table-cell>
          <table:table-cell office:value-type="float" office:value="8210">
            <text:p>8210</text:p>
          </table:table-cell>
          <table:table-cell office:value-type="float" office:value="11632">
            <text:p>11632</text:p>
          </table:table-cell>
          <table:table-cell office:value-type="float" office:value="17644">
            <text:p>17644</text:p>
          </table:table-cell>
          <table:table-cell office:value-type="float" office:value="-165">
            <text:p>-165</text:p>
          </table:table-cell>
          <table:table-cell office:value-type="float" office:value="-83">
            <text:p>-83</text:p>
          </table:table-cell>
          <table:table-cell office:value-type="float" office:value="-237.75">
            <text:p>-237.75</text:p>
          </table:table-cell>
          <table:table-cell office:value-type="float" office:value="-0.0200974421437272">
            <text:p>-0.0200974421</text:p>
          </table:table-cell>
          <table:table-cell office:value-type="float" office:value="-0.00713548830811554">
            <text:p>-0.0071354883</text:p>
          </table:table-cell>
          <table:table-cell office:value-type="float" office:value="-0.0134748356381773">
            <text:p>-0.0134748356</text:p>
          </table:table-cell>
          <table:table-cell office:value-type="float" office:value="0.930450610571167">
            <text:p>0.9304506106</text:p>
          </table:table-cell>
          <table:table-cell office:value-type="float" office:value="0.97512558470065">
            <text:p>0.9751255847</text:p>
          </table:table-cell>
          <table:table-cell office:value-type="float" office:value="0.953193954809512">
            <text:p>0.9531939548</text:p>
          </table:table-cell>
          <table:table-cell office:value-type="float" office:value="-34.1415770678712">
            <text:p>-34.14157706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table:number-columns-repeated="2" office:value-type="float" office:value="604">
            <text:p>604</text:p>
          </table:table-cell>
          <table:table-cell office:value-type="float" office:value="8204">
            <text:p>8204</text:p>
          </table:table-cell>
          <table:table-cell office:value-type="float" office:value="11512">
            <text:p>11512</text:p>
          </table:table-cell>
          <table:table-cell office:value-type="float" office:value="16092">
            <text:p>16092</text:p>
          </table:table-cell>
          <table:table-cell office:value-type="float" office:value="-135.375">
            <text:p>-135.375</text:p>
          </table:table-cell>
          <table:table-cell office:value-type="float" office:value="-251.125">
            <text:p>-251.125</text:p>
          </table:table-cell>
          <table:table-cell office:value-type="float" office:value="-121.25">
            <text:p>-121.25</text:p>
          </table:table-cell>
          <table:table-cell office:value-type="float" office:value="-0.0165010970258411">
            <text:p>-0.016501097</text:p>
          </table:table-cell>
          <table:table-cell office:value-type="float" office:value="-0.0218141938846421">
            <text:p>-0.0218141939</text:p>
          </table:table-cell>
          <table:table-cell office:value-type="float" office:value="-0.00753479990057171">
            <text:p>-0.0075347999</text:p>
          </table:table-cell>
          <table:table-cell office:value-type="float" office:value="0.942779841367547">
            <text:p>0.9427798414</text:p>
          </table:table-cell>
          <table:table-cell office:value-type="float" office:value="0.924583005151233">
            <text:p>0.9245830052</text:p>
          </table:table-cell>
          <table:table-cell office:value-type="float" office:value="0.973739475838701">
            <text:p>0.9737394758</text:p>
          </table:table-cell>
          <table:table-cell office:value-type="float" office:value="0">
            <text:p>0</text:p>
          </table:table-cell>
          <table:table-cell office:value-type="float" office:value="-31.42720606535">
            <text:p>-31.42720606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74">
            <text:p>574</text:p>
          </table:table-cell>
          <table:table-cell office:value-type="float" office:value="8506">
            <text:p>8506</text:p>
          </table:table-cell>
          <table:table-cell office:value-type="float" office:value="11147">
            <text:p>11147</text:p>
          </table:table-cell>
          <table:table-cell office:value-type="float" office:value="15667">
            <text:p>15667</text:p>
          </table:table-cell>
          <table:table-cell office:value-type="float" office:value="-34.5">
            <text:p>-34.5</text:p>
          </table:table-cell>
          <table:table-cell office:value-type="float" office:value="-86.5">
            <text:p>-86.5</text:p>
          </table:table-cell>
          <table:table-cell office:value-type="float" office:value="-279.375">
            <text:p>-279.375</text:p>
          </table:table-cell>
          <table:table-cell office:value-type="float" office:value="-0.00405596049847167">
            <text:p>-0.0040559605</text:p>
          </table:table-cell>
          <table:table-cell office:value-type="float" office:value="-0.00775993540863012">
            <text:p>-0.0077599354</text:p>
          </table:table-cell>
          <table:table-cell office:value-type="float" office:value="-0.0178320674028212">
            <text:p>-0.0178320674</text:p>
          </table:table-cell>
          <table:table-cell office:value-type="float" office:value="0.985836381853857">
            <text:p>0.9858363819</text:p>
          </table:table-cell>
          <table:table-cell office:value-type="float" office:value="0.972958250600985">
            <text:p>0.9729582506</text:p>
          </table:table-cell>
          <table:table-cell office:value-type="float" office:value="0.938211010040729">
            <text:p>0.938211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46">
            <text:p>346</text:p>
          </table:table-cell>
          <table:table-cell office:value-type="float" office:value="8512">
            <text:p>8512</text:p>
          </table:table-cell>
          <table:table-cell office:value-type="float" office:value="12096">
            <text:p>12096</text:p>
          </table:table-cell>
          <table:table-cell office:value-type="float" office:value="16678">
            <text:p>16678</text:p>
          </table:table-cell>
          <table:table-cell office:value-type="float" office:value="-49.5">
            <text:p>-49.5</text:p>
          </table:table-cell>
          <table:table-cell office:value-type="float" office:value="-31.5">
            <text:p>-31.5</text:p>
          </table:table-cell>
          <table:table-cell office:value-type="float" office:value="-319.5">
            <text:p>-319.5</text:p>
          </table:table-cell>
          <table:table-cell office:value-type="float" office:value="-0.00581531954887218">
            <text:p>-0.0058153195</text:p>
          </table:table-cell>
          <table:table-cell office:value-type="float" office:value="-0.00260416666666667">
            <text:p>-0.0026041667</text:p>
          </table:table-cell>
          <table:table-cell office:value-type="float" office:value="-0.0191569732581844">
            <text:p>-0.0191569733</text:p>
          </table:table-cell>
          <table:table-cell office:value-type="float" office:value="0.9797126647442">
            <text:p>0.9797126647</text:p>
          </table:table-cell>
          <table:table-cell office:value-type="float" office:value="0.990898708767361">
            <text:p>0.9908987088</text:p>
          </table:table-cell>
          <table:table-cell office:value-type="float" office:value="0.933669893260207">
            <text:p>0.93366989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670">
            <text:p>670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8210">
            <text:p>8210</text:p>
          </table:table-cell>
          <table:table-cell office:value-type="float" office:value="11394">
            <text:p>11394</text:p>
          </table:table-cell>
          <table:table-cell office:value-type="float" office:value="17634">
            <text:p>17634</text:p>
          </table:table-cell>
          <table:table-cell office:value-type="float" office:value="-165">
            <text:p>-165</text:p>
          </table:table-cell>
          <table:table-cell office:value-type="float" office:value="-46.25">
            <text:p>-46.25</text:p>
          </table:table-cell>
          <table:table-cell office:value-type="float" office:value="-253.125">
            <text:p>-253.125</text:p>
          </table:table-cell>
          <table:table-cell office:value-type="float" office:value="-0.0200974421437272">
            <text:p>-0.0200974421</text:p>
          </table:table-cell>
          <table:table-cell office:value-type="float" office:value="-0.00405915394067053">
            <text:p>-0.0040591539</text:p>
          </table:table-cell>
          <table:table-cell office:value-type="float" office:value="-0.0143543722354542">
            <text:p>-0.0143543722</text:p>
          </table:table-cell>
          <table:table-cell office:value-type="float" office:value="0.930450610571167">
            <text:p>0.9304506106</text:p>
          </table:table-cell>
          <table:table-cell office:value-type="float" office:value="0.985825255599853">
            <text:p>0.9858252556</text:p>
          </table:table-cell>
          <table:table-cell office:value-type="float" office:value="0.950163551260367">
            <text:p>0.9501635513</text:p>
          </table:table-cell>
          <table:table-cell office:value-type="float" office:value="-34.1415770678712">
            <text:p>-34.14157706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522">
            <text:p>522</text:p>
          </table:table-cell>
          <table:table-cell table:number-columns-repeated="2" office:value-type="float" office:value="1059">
            <text:p>1059</text:p>
          </table:table-cell>
          <table:table-cell office:value-type="float" office:value="8204">
            <text:p>8204</text:p>
          </table:table-cell>
          <table:table-cell office:value-type="float" office:value="10532">
            <text:p>10532</text:p>
          </table:table-cell>
          <table:table-cell office:value-type="float" office:value="16008">
            <text:p>16008</text:p>
          </table:table-cell>
          <table:table-cell office:value-type="float" office:value="-135.375">
            <text:p>-135.375</text:p>
          </table:table-cell>
          <table:table-cell office:value-type="float" office:value="-211.25">
            <text:p>-211.25</text:p>
          </table:table-cell>
          <table:table-cell office:value-type="float" office:value="-182.875">
            <text:p>-182.875</text:p>
          </table:table-cell>
          <table:table-cell office:value-type="float" office:value="-0.0165010970258411">
            <text:p>-0.016501097</text:p>
          </table:table-cell>
          <table:table-cell office:value-type="float" office:value="-0.0200579187238891">
            <text:p>-0.0200579187</text:p>
          </table:table-cell>
          <table:table-cell office:value-type="float" office:value="-0.0114239755122439">
            <text:p>-0.0114239755</text:p>
          </table:table-cell>
          <table:table-cell office:value-type="float" office:value="0.942779841367547">
            <text:p>0.9427798414</text:p>
          </table:table-cell>
          <table:table-cell office:value-type="float" office:value="0.930585831869315">
            <text:p>0.9305858319</text:p>
          </table:table-cell>
          <table:table-cell office:value-type="float" office:value="0.960271879851495">
            <text:p>0.9602718799</text:p>
          </table:table-cell>
          <table:table-cell office:value-type="float" office:value="0">
            <text:p>0</text:p>
          </table:table-cell>
          <table:table-cell office:value-type="float" office:value="-34.2095393900897">
            <text:p>-34.20953939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765">
            <text:p>765</text:p>
          </table:table-cell>
          <table:table-cell table:number-columns-repeated="2" office:value-type="float" office:value="561">
            <text:p>561</text:p>
          </table:table-cell>
          <table:table-cell office:value-type="float" office:value="8019">
            <text:p>8019</text:p>
          </table:table-cell>
          <table:table-cell office:value-type="float" office:value="10960">
            <text:p>10960</text:p>
          </table:table-cell>
          <table:table-cell office:value-type="float" office:value="15027">
            <text:p>15027</text:p>
          </table:table-cell>
          <table:table-cell office:value-type="float" office:value="103.5">
            <text:p>103.5</text:p>
          </table:table-cell>
          <table:table-cell office:value-type="float" office:value="-63.875">
            <text:p>-63.875</text:p>
          </table:table-cell>
          <table:table-cell office:value-type="float" office:value="-80.5">
            <text:p>-80.5</text:p>
          </table:table-cell>
          <table:table-cell office:value-type="float" office:value="0.0129068462401796">
            <text:p>0.0129068462</text:p>
          </table:table-cell>
          <table:table-cell office:value-type="float" office:value="-0.00582801094890511">
            <text:p>-0.0058280109</text:p>
          </table:table-cell>
          <table:table-cell office:value-type="float" office:value="-0.0053570240234245">
            <text:p>-0.005357024</text:p>
          </table:table-cell>
          <table:table-cell office:value-type="float" office:value="1.04550047173317">
            <text:p>1.0455004717</text:p>
          </table:table-cell>
          <table:table-cell office:value-type="float" office:value="0.979668534473608">
            <text:p>0.9796685345</text:p>
          </table:table-cell>
          <table:table-cell office:value-type="float" office:value="0.981306663422534">
            <text:p>0.98130666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office:value-type="float" office:value="694">
            <text:p>694</text:p>
          </table:table-cell>
          <table:table-cell office:value-type="float" office:value="1007">
            <text:p>1007</text:p>
          </table:table-cell>
          <table:table-cell office:value-type="float" office:value="7682">
            <text:p>7682</text:p>
          </table:table-cell>
          <table:table-cell office:value-type="float" office:value="10580">
            <text:p>10580</text:p>
          </table:table-cell>
          <table:table-cell office:value-type="float" office:value="16365">
            <text:p>16365</text:p>
          </table:table-cell>
          <table:table-cell office:value-type="float" office:value="-54.875">
            <text:p>-54.875</text:p>
          </table:table-cell>
          <table:table-cell office:value-type="float" office:value="-57.875">
            <text:p>-57.875</text:p>
          </table:table-cell>
          <table:table-cell office:value-type="float" office:value="-114.25">
            <text:p>-114.25</text:p>
          </table:table-cell>
          <table:table-cell office:value-type="float" office:value="-0.00714332205154908">
            <text:p>-0.0071433221</text:p>
          </table:table-cell>
          <table:table-cell office:value-type="float" office:value="-0.00547022684310019">
            <text:p>-0.0054702268</text:p>
          </table:table-cell>
          <table:table-cell office:value-type="float" office:value="-0.00698136266422243">
            <text:p>-0.0069813627</text:p>
          </table:table-cell>
          <table:table-cell office:value-type="float" office:value="0.975098385837445">
            <text:p>0.9750983858</text:p>
          </table:table-cell>
          <table:table-cell office:value-type="float" office:value="0.980912855877311">
            <text:p>0.9809128559</text:p>
          </table:table-cell>
          <table:table-cell office:value-type="float" office:value="0.975660759947534">
            <text:p>0.97566075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9">
            <text:p>429</text:p>
          </table:table-cell>
          <table:table-cell office:value-type="float" office:value="935">
            <text:p>935</text:p>
          </table:table-cell>
          <table:table-cell office:value-type="float" office:value="7600">
            <text:p>7600</text:p>
          </table:table-cell>
          <table:table-cell office:value-type="float" office:value="10444">
            <text:p>10444</text:p>
          </table:table-cell>
          <table:table-cell office:value-type="float" office:value="15452">
            <text:p>15452</text:p>
          </table:table-cell>
          <table:table-cell office:value-type="float" office:value="-24.75">
            <text:p>-24.75</text:p>
          </table:table-cell>
          <table:table-cell office:value-type="float" office:value="-13.25">
            <text:p>-13.25</text:p>
          </table:table-cell>
          <table:table-cell office:value-type="float" office:value="-45.75">
            <text:p>-45.75</text:p>
          </table:table-cell>
          <table:table-cell office:value-type="float" office:value="-0.00325657894736842">
            <text:p>-0.0032565789</text:p>
          </table:table-cell>
          <table:table-cell office:value-type="float" office:value="-0.00126867100727691">
            <text:p>-0.001268671</text:p>
          </table:table-cell>
          <table:table-cell office:value-type="float" office:value="-0.0029607817758219">
            <text:p>-0.0029607818</text:p>
          </table:table-cell>
          <table:table-cell office:value-type="float" office:value="0.988622760084834">
            <text:p>0.9886227601</text:p>
          </table:table-cell>
          <table:table-cell office:value-type="float" office:value="0.995562806145735">
            <text:p>0.9955628061</text:p>
          </table:table-cell>
          <table:table-cell office:value-type="float" office:value="0.989654445592922">
            <text:p>0.98965444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552">
            <text:p>552</text:p>
          </table:table-cell>
          <table:table-cell office:value-type="float" office:value="858">
            <text:p>858</text:p>
          </table:table-cell>
          <table:table-cell office:value-type="float" office:value="7776">
            <text:p>7776</text:p>
          </table:table-cell>
          <table:table-cell office:value-type="float" office:value="10558">
            <text:p>10558</text:p>
          </table:table-cell>
          <table:table-cell office:value-type="float" office:value="15688">
            <text:p>15688</text:p>
          </table:table-cell>
          <table:table-cell office:value-type="float" office:value="-193.5">
            <text:p>-193.5</text:p>
          </table:table-cell>
          <table:table-cell office:value-type="float" office:value="108.25">
            <text:p>108.25</text:p>
          </table:table-cell>
          <table:table-cell office:value-type="float" office:value="183.25">
            <text:p>183.25</text:p>
          </table:table-cell>
          <table:table-cell office:value-type="float" office:value="-0.0248842592592593">
            <text:p>-0.0248842593</text:p>
          </table:table-cell>
          <table:table-cell office:value-type="float" office:value="0.0102528888046979">
            <text:p>0.0102528888</text:p>
          </table:table-cell>
          <table:table-cell office:value-type="float" office:value="0.0116809026007139">
            <text:p>0.0116809026</text:p>
          </table:table-cell>
          <table:table-cell office:value-type="float" office:value="0.914118776256001">
            <text:p>0.9141187763</text:p>
          </table:table-cell>
          <table:table-cell office:value-type="float" office:value="1.03609114940497">
            <text:p>1.0360911494</text:p>
          </table:table-cell>
          <table:table-cell office:value-type="float" office:value="1.04115058833421">
            <text:p>1.0411505883</text:p>
          </table:table-cell>
          <table:table-cell office:value-type="float" office:value="-27.5068157050369">
            <text:p>-27.5068157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854">
            <text:p>854</text:p>
          </table:table-cell>
          <table:table-cell office:value-type="float" office:value="361">
            <text:p>361</text:p>
          </table:table-cell>
          <table:table-cell office:value-type="float" office:value="7444">
            <text:p>7444</text:p>
          </table:table-cell>
          <table:table-cell office:value-type="float" office:value="10992">
            <text:p>10992</text:p>
          </table:table-cell>
          <table:table-cell office:value-type="float" office:value="17472">
            <text:p>17472</text:p>
          </table:table-cell>
          <table:table-cell office:value-type="float" office:value="60.5">
            <text:p>60.5</text:p>
          </table:table-cell>
          <table:table-cell office:value-type="float" office:value="-147.25">
            <text:p>-147.25</text:p>
          </table:table-cell>
          <table:table-cell office:value-type="float" office:value="184.875">
            <text:p>184.875</text:p>
          </table:table-cell>
          <table:table-cell office:value-type="float" office:value="0.0081273508866201">
            <text:p>0.0081273509</text:p>
          </table:table-cell>
          <table:table-cell office:value-type="float" office:value="-0.0133961062590975">
            <text:p>-0.0133961063</text:p>
          </table:table-cell>
          <table:table-cell office:value-type="float" office:value="0.0105812156593407">
            <text:p>0.0105812157</text:p>
          </table:table-cell>
          <table:table-cell office:value-type="float" office:value="1.02857519361474">
            <text:p>1.0285751936</text:p>
          </table:table-cell>
          <table:table-cell office:value-type="float" office:value="0.953465361192453">
            <text:p>0.9534653612</text:p>
          </table:table-cell>
          <table:table-cell office:value-type="float" office:value="1.03725370057236">
            <text:p>1.03725370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575">
            <text:p>575</text:p>
          </table:table-cell>
          <table:table-cell office:value-type="float" office:value="880">
            <text:p>880</text:p>
          </table:table-cell>
          <table:table-cell office:value-type="float" office:value="7538">
            <text:p>7538</text:p>
          </table:table-cell>
          <table:table-cell office:value-type="float" office:value="11524">
            <text:p>11524</text:p>
          </table:table-cell>
          <table:table-cell office:value-type="float" office:value="17008">
            <text:p>17008</text:p>
          </table:table-cell>
          <table:table-cell office:value-type="float" office:value="28.375">
            <text:p>28.375</text:p>
          </table:table-cell>
          <table:table-cell office:value-type="float" office:value="-150">
            <text:p>-150</text:p>
          </table:table-cell>
          <table:table-cell office:value-type="float" office:value="284.5">
            <text:p>284.5</text:p>
          </table:table-cell>
          <table:table-cell office:value-type="float" office:value="0.00376426107720881">
            <text:p>0.0037642611</text:p>
          </table:table-cell>
          <table:table-cell office:value-type="float" office:value="-0.0130163137799375">
            <text:p>-0.0130163138</text:p>
          </table:table-cell>
          <table:table-cell office:value-type="float" office:value="0.0167274223894638">
            <text:p>0.0167274224</text:p>
          </table:table-cell>
          <table:table-cell office:value-type="float" office:value="1.01320268630669">
            <text:p>1.0132026863</text:p>
          </table:table-cell>
          <table:table-cell office:value-type="float" office:value="0.954774973642078">
            <text:p>0.9547749736</text:p>
          </table:table-cell>
          <table:table-cell office:value-type="float" office:value="1.05909439941632">
            <text:p>1.05909439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644">
            <text:p>644</text:p>
          </table:table-cell>
          <table:table-cell office:value-type="float" office:value="7600">
            <text:p>7600</text:p>
          </table:table-cell>
          <table:table-cell office:value-type="float" office:value="10784">
            <text:p>10784</text:p>
          </table:table-cell>
          <table:table-cell office:value-type="float" office:value="16509">
            <text:p>16509</text:p>
          </table:table-cell>
          <table:table-cell office:value-type="float" office:value="-24.75">
            <text:p>-24.75</text:p>
          </table:table-cell>
          <table:table-cell office:value-type="float" office:value="-16">
            <text:p>-16</text:p>
          </table:table-cell>
          <table:table-cell office:value-type="float" office:value="387.5">
            <text:p>387.5</text:p>
          </table:table-cell>
          <table:table-cell office:value-type="float" office:value="-0.00325657894736842">
            <text:p>-0.0032565789</text:p>
          </table:table-cell>
          <table:table-cell office:value-type="float" office:value="-0.00148367952522255">
            <text:p>-0.0014836795</text:p>
          </table:table-cell>
          <table:table-cell office:value-type="float" office:value="0.0234720455509116">
            <text:p>0.0234720456</text:p>
          </table:table-cell>
          <table:table-cell office:value-type="float" office:value="0.988622760084834">
            <text:p>0.9886227601</text:p>
          </table:table-cell>
          <table:table-cell office:value-type="float" office:value="0.994811436219391">
            <text:p>0.9948114362</text:p>
          </table:table-cell>
          <table:table-cell office:value-type="float" office:value="1.08323199579599">
            <text:p>1.0832319958</text:p>
          </table:table-cell>
          <table:table-cell table:number-columns-repeated="2" office:value-type="float" office:value="0">
            <text:p>0</text:p>
          </table:table-cell>
          <table:table-cell office:value-type="float" office:value="29.8759865130145">
            <text:p>29.875986513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472">
            <text:p>472</text:p>
          </table:table-cell>
          <table:table-cell table:number-columns-repeated="2" office:value-type="float" office:value="958">
            <text:p>958</text:p>
          </table:table-cell>
          <table:table-cell office:value-type="float" office:value="7846">
            <text:p>7846</text:p>
          </table:table-cell>
          <table:table-cell office:value-type="float" office:value="11258">
            <text:p>11258</text:p>
          </table:table-cell>
          <table:table-cell office:value-type="float" office:value="16418">
            <text:p>16418</text:p>
          </table:table-cell>
          <table:table-cell office:value-type="float" office:value="59.5">
            <text:p>59.5</text:p>
          </table:table-cell>
          <table:table-cell office:value-type="float" office:value="116.25">
            <text:p>116.25</text:p>
          </table:table-cell>
          <table:table-cell office:value-type="float" office:value="398.25">
            <text:p>398.25</text:p>
          </table:table-cell>
          <table:table-cell office:value-type="float" office:value="0.00758348202905939">
            <text:p>0.007583482</text:p>
          </table:table-cell>
          <table:table-cell office:value-type="float" office:value="0.0103259904068218">
            <text:p>0.0103259904</text:p>
          </table:table-cell>
          <table:table-cell office:value-type="float" office:value="0.0242569131441101">
            <text:p>0.0242569131</text:p>
          </table:table-cell>
          <table:table-cell office:value-type="float" office:value="1.02665490513309">
            <text:p>1.0266549051</text:p>
          </table:table-cell>
          <table:table-cell office:value-type="float" office:value="1.03634995353652">
            <text:p>1.0363499535</text:p>
          </table:table-cell>
          <table:table-cell office:value-type="float" office:value="1.08605245576154">
            <text:p>1.0860524558</text:p>
          </table:table-cell>
          <table:table-cell table:number-columns-repeated="2" office:value-type="float" office:value="0">
            <text:p>0</text:p>
          </table:table-cell>
          <table:table-cell office:value-type="float" office:value="28.920431905932">
            <text:p>28.9204319059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437">
            <text:p>437</text:p>
          </table:table-cell>
          <table:table-cell table:number-columns-repeated="2" office:value-type="float" office:value="919">
            <text:p>919</text:p>
          </table:table-cell>
          <table:table-cell office:value-type="float" office:value="7444">
            <text:p>7444</text:p>
          </table:table-cell>
          <table:table-cell office:value-type="float" office:value="11644">
            <text:p>11644</text:p>
          </table:table-cell>
          <table:table-cell office:value-type="float" office:value="16731">
            <text:p>16731</text:p>
          </table:table-cell>
          <table:table-cell office:value-type="float" office:value="60.5">
            <text:p>60.5</text:p>
          </table:table-cell>
          <table:table-cell office:value-type="float" office:value="8">
            <text:p>8</text:p>
          </table:table-cell>
          <table:table-cell office:value-type="float" office:value="272.125">
            <text:p>272.125</text:p>
          </table:table-cell>
          <table:table-cell office:value-type="float" office:value="0.0081273508866201">
            <text:p>0.0081273509</text:p>
          </table:table-cell>
          <table:table-cell office:value-type="float" office:value="0.000687049124012367">
            <text:p>0.0006870491</text:p>
          </table:table-cell>
          <table:table-cell office:value-type="float" office:value="0.0162647181877951">
            <text:p>0.0162647182</text:p>
          </table:table-cell>
          <table:table-cell office:value-type="float" office:value="1.02857519361474">
            <text:p>1.0285751936</text:p>
          </table:table-cell>
          <table:table-cell office:value-type="float" office:value="1.00240559712558">
            <text:p>1.0024055971</text:p>
          </table:table-cell>
          <table:table-cell office:value-type="float" office:value="1.05744501413043">
            <text:p>1.05744501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4">
            <text:p>394</text:p>
          </table:table-cell>
          <table:table-cell office:value-type="float" office:value="871">
            <text:p>871</text:p>
          </table:table-cell>
          <table:table-cell office:value-type="float" office:value="7538">
            <text:p>7538</text:p>
          </table:table-cell>
          <table:table-cell office:value-type="float" office:value="11578">
            <text:p>11578</text:p>
          </table:table-cell>
          <table:table-cell office:value-type="float" office:value="16171">
            <text:p>16171</text:p>
          </table:table-cell>
          <table:table-cell office:value-type="float" office:value="28.375">
            <text:p>28.375</text:p>
          </table:table-cell>
          <table:table-cell office:value-type="float" office:value="195.875">
            <text:p>195.875</text:p>
          </table:table-cell>
          <table:table-cell office:value-type="float" office:value="-143.25">
            <text:p>-143.25</text:p>
          </table:table-cell>
          <table:table-cell office:value-type="float" office:value="0.00376426107720881">
            <text:p>0.0037642611</text:p>
          </table:table-cell>
          <table:table-cell office:value-type="float" office:value="0.0169178614613923">
            <text:p>0.0169178615</text:p>
          </table:table-cell>
          <table:table-cell office:value-type="float" office:value="-0.00885845031228743">
            <text:p>-0.0088584503</text:p>
          </table:table-cell>
          <table:table-cell office:value-type="float" office:value="1.01320268630669">
            <text:p>1.0132026863</text:p>
          </table:table-cell>
          <table:table-cell office:value-type="float" office:value="1.05977349462627">
            <text:p>1.0597734946</text:p>
          </table:table-cell>
          <table:table-cell office:value-type="float" office:value="0.969149229305187">
            <text:p>0.96914922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815">
            <text:p>815</text:p>
          </table:table-cell>
          <table:table-cell office:value-type="float" office:value="7472">
            <text:p>7472</text:p>
          </table:table-cell>
          <table:table-cell office:value-type="float" office:value="11312">
            <text:p>11312</text:p>
          </table:table-cell>
          <table:table-cell office:value-type="float" office:value="17628">
            <text:p>17628</text:p>
          </table:table-cell>
          <table:table-cell office:value-type="float" office:value="24.5">
            <text:p>24.5</text:p>
          </table:table-cell>
          <table:table-cell office:value-type="float" office:value="291.125">
            <text:p>291.125</text:p>
          </table:table-cell>
          <table:table-cell office:value-type="float" office:value="-97.375">
            <text:p>-97.375</text:p>
          </table:table-cell>
          <table:table-cell office:value-type="float" office:value="0.00327890792291221">
            <text:p>0.0032789079</text:p>
          </table:table-cell>
          <table:table-cell office:value-type="float" office:value="0.0257359441301273">
            <text:p>0.0257359441</text:p>
          </table:table-cell>
          <table:table-cell office:value-type="float" office:value="-0.00552388245972317">
            <text:p>-0.0055238825</text:p>
          </table:table-cell>
          <table:table-cell office:value-type="float" office:value="1.01149725015504">
            <text:p>1.0114972502</text:p>
          </table:table-cell>
          <table:table-cell office:value-type="float" office:value="1.09137398854317">
            <text:p>1.0913739885</text:p>
          </table:table-cell>
          <table:table-cell office:value-type="float" office:value="0.980726217414729">
            <text:p>0.9807262174</text:p>
          </table:table-cell>
          <table:table-cell office:value-type="float" office:value="0">
            <text:p>0</text:p>
          </table:table-cell>
          <table:table-cell office:value-type="float" office:value="27.2781445981231">
            <text:p>27.27814459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754">
            <text:p>754</text:p>
          </table:table-cell>
          <table:table-cell office:value-type="float" office:value="8532">
            <text:p>8532</text:p>
          </table:table-cell>
          <table:table-cell office:value-type="float" office:value="11448">
            <text:p>11448</text:p>
          </table:table-cell>
          <table:table-cell office:value-type="float" office:value="18665">
            <text:p>18665</text:p>
          </table:table-cell>
          <table:table-cell office:value-type="float" office:value="56.75">
            <text:p>56.75</text:p>
          </table:table-cell>
          <table:table-cell office:value-type="float" office:value="238">
            <text:p>238</text:p>
          </table:table-cell>
          <table:table-cell office:value-type="float" office:value="-70.125">
            <text:p>-70.125</text:p>
          </table:table-cell>
          <table:table-cell office:value-type="float" office:value="0.00665142991092358">
            <text:p>0.0066514299</text:p>
          </table:table-cell>
          <table:table-cell office:value-type="float" office:value="0.0207896575821104">
            <text:p>0.0207896576</text:p>
          </table:table-cell>
          <table:table-cell office:value-type="float" office:value="-0.00375703187784624">
            <text:p>-0.0037570319</text:p>
          </table:table-cell>
          <table:table-cell office:value-type="float" office:value="1.02336671806716">
            <text:p>1.0233667181</text:p>
          </table:table-cell>
          <table:table-cell office:value-type="float" office:value="1.07361093286765">
            <text:p>1.0736109329</text:p>
          </table:table-cell>
          <table:table-cell office:value-type="float" office:value="0.986878054393059">
            <text:p>0.9868780544</text:p>
          </table:table-cell>
          <table:table-cell office:value-type="float" office:value="0">
            <text:p>0</text:p>
          </table:table-cell>
          <table:table-cell office:value-type="float" office:value="33.6863469148673">
            <text:p>33.68634691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976">
            <text:p>8976</text:p>
          </table:table-cell>
          <table:table-cell office:value-type="float" office:value="11984">
            <text:p>11984</text:p>
          </table:table-cell>
          <table:table-cell office:value-type="float" office:value="17883">
            <text:p>17883</text:p>
          </table:table-cell>
          <table:table-cell office:value-type="float" office:value="78.75">
            <text:p>78.75</text:p>
          </table:table-cell>
          <table:table-cell office:value-type="float" office:value="167.25">
            <text:p>167.25</text:p>
          </table:table-cell>
          <table:table-cell office:value-type="float" office:value="2.5">
            <text:p>2.5</text:p>
          </table:table-cell>
          <table:table-cell office:value-type="float" office:value="0.00877339572192513">
            <text:p>0.0087733957</text:p>
          </table:table-cell>
          <table:table-cell office:value-type="float" office:value="0.0139561081441923">
            <text:p>0.0139561081</text:p>
          </table:table-cell>
          <table:table-cell office:value-type="float" office:value="0.000139797573114131">
            <text:p>0.0001397976</text:p>
          </table:table-cell>
          <table:table-cell office:value-type="float" office:value="1.03085775107283">
            <text:p>1.0308577511</text:p>
          </table:table-cell>
          <table:table-cell office:value-type="float" office:value="1.04922813349556">
            <text:p>1.0492281335</text:p>
          </table:table-cell>
          <table:table-cell office:value-type="float" office:value="1.00048932981089">
            <text:p>1.00048932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8884">
            <text:p>8884</text:p>
          </table:table-cell>
          <table:table-cell office:value-type="float" office:value="11558">
            <text:p>11558</text:p>
          </table:table-cell>
          <table:table-cell office:value-type="float" office:value="15981">
            <text:p>15981</text:p>
          </table:table-cell>
          <table:table-cell office:value-type="float" office:value="-68.25">
            <text:p>-68.25</text:p>
          </table:table-cell>
          <table:table-cell office:value-type="float" office:value="143.875">
            <text:p>143.875</text:p>
          </table:table-cell>
          <table:table-cell office:value-type="float" office:value="251.375">
            <text:p>251.375</text:p>
          </table:table-cell>
          <table:table-cell office:value-type="float" office:value="-0.00768235029266096">
            <text:p>-0.0076823503</text:p>
          </table:table-cell>
          <table:table-cell office:value-type="float" office:value="0.0124480879044817">
            <text:p>0.0124480879</text:p>
          </table:table-cell>
          <table:table-cell office:value-type="float" office:value="0.0157296164194982">
            <text:p>0.0157296164</text:p>
          </table:table-cell>
          <table:table-cell office:value-type="float" office:value="0.973227450247484">
            <text:p>0.9732274502</text:p>
          </table:table-cell>
          <table:table-cell office:value-type="float" office:value="1.04387201925494">
            <text:p>1.0438720193</text:p>
          </table:table-cell>
          <table:table-cell office:value-type="float" office:value="1.05553860230034">
            <text:p>1.05553860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8568">
            <text:p>8568</text:p>
          </table:table-cell>
          <table:table-cell office:value-type="float" office:value="11514">
            <text:p>11514</text:p>
          </table:table-cell>
          <table:table-cell office:value-type="float" office:value="17512">
            <text:p>17512</text:p>
          </table:table-cell>
          <table:table-cell office:value-type="float" office:value="249.75">
            <text:p>249.75</text:p>
          </table:table-cell>
          <table:table-cell office:value-type="float" office:value="361.375">
            <text:p>361.375</text:p>
          </table:table-cell>
          <table:table-cell office:value-type="float" office:value="-57.625">
            <text:p>-57.625</text:p>
          </table:table-cell>
          <table:table-cell office:value-type="float" office:value="0.0291491596638655">
            <text:p>0.0291491597</text:p>
          </table:table-cell>
          <table:table-cell office:value-type="float" office:value="0.0313857043599097">
            <text:p>0.0313857044</text:p>
          </table:table-cell>
          <table:table-cell office:value-type="float" office:value="-0.00329060073092736">
            <text:p>-0.0032906007</text:p>
          </table:table-cell>
          <table:table-cell office:value-type="float" office:value="1.10368741890138">
            <text:p>1.1036874189</text:p>
          </table:table-cell>
          <table:table-cell office:value-type="float" office:value="1.11178068763849">
            <text:p>1.1117806876</text:p>
          </table:table-cell>
          <table:table-cell office:value-type="float" office:value="0.988504120425968">
            <text:p>0.9885041204</text:p>
          </table:table-cell>
          <table:table-cell office:value-type="float" office:value="24.1242334561206">
            <text:p>24.1242334561</text:p>
          </table:table-cell>
          <table:table-cell office:value-type="float" office:value="22.4295942141427">
            <text:p>22.42959421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772">
            <text:p>772</text:p>
          </table:table-cell>
          <table:table-cell office:value-type="float" office:value="8680">
            <text:p>8680</text:p>
          </table:table-cell>
          <table:table-cell office:value-type="float" office:value="11282">
            <text:p>11282</text:p>
          </table:table-cell>
          <table:table-cell office:value-type="float" office:value="18172">
            <text:p>18172</text:p>
          </table:table-cell>
          <table:table-cell office:value-type="float" office:value="198.625">
            <text:p>198.625</text:p>
          </table:table-cell>
          <table:table-cell office:value-type="float" office:value="24.75">
            <text:p>24.75</text:p>
          </table:table-cell>
          <table:table-cell office:value-type="float" office:value="-52.375">
            <text:p>-52.375</text:p>
          </table:table-cell>
          <table:table-cell office:value-type="float" office:value="0.022883064516129">
            <text:p>0.0228830645</text:p>
          </table:table-cell>
          <table:table-cell office:value-type="float" office:value="0.00219375997163623">
            <text:p>0.00219376</text:p>
          </table:table-cell>
          <table:table-cell office:value-type="float" office:value="-0.00288218137794409">
            <text:p>-0.0028821814</text:p>
          </table:table-cell>
          <table:table-cell office:value-type="float" office:value="1.08111704970408">
            <text:p>1.0811170497</text:p>
          </table:table-cell>
          <table:table-cell office:value-type="float" office:value="1.00768759256304">
            <text:p>1.0076875926</text:p>
          </table:table-cell>
          <table:table-cell office:value-type="float" office:value="0.989928646837407">
            <text:p>0.9899286468</text:p>
          </table:table-cell>
          <table:table-cell office:value-type="float" office:value="30.6361038617828">
            <text:p>30.63610386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506">
            <text:p>506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8746">
            <text:p>8746</text:p>
          </table:table-cell>
          <table:table-cell office:value-type="float" office:value="11580">
            <text:p>11580</text:p>
          </table:table-cell>
          <table:table-cell office:value-type="float" office:value="17800">
            <text:p>17800</text:p>
          </table:table-cell>
          <table:table-cell office:value-type="float" office:value="59.625">
            <text:p>59.625</text:p>
          </table:table-cell>
          <table:table-cell office:value-type="float" office:value="-94.625">
            <text:p>-94.625</text:p>
          </table:table-cell>
          <table:table-cell office:value-type="float" office:value="-41.25">
            <text:p>-41.25</text:p>
          </table:table-cell>
          <table:table-cell office:value-type="float" office:value="0.00681740224102447">
            <text:p>0.0068174022</text:p>
          </table:table-cell>
          <table:table-cell office:value-type="float" office:value="-0.00817141623488774">
            <text:p>-0.0081714162</text:p>
          </table:table-cell>
          <table:table-cell office:value-type="float" office:value="-0.00231741573033708">
            <text:p>-0.0023174157</text:p>
          </table:table-cell>
          <table:table-cell office:value-type="float" office:value="1.02395200271128">
            <text:p>1.0239520027</text:p>
          </table:table-cell>
          <table:table-cell office:value-type="float" office:value="0.971530916382729">
            <text:p>0.9715309164</text:p>
          </table:table-cell>
          <table:table-cell office:value-type="float" office:value="0.991899570958528">
            <text:p>0.9918995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2">
            <text:p>442</text:p>
          </table:table-cell>
          <table:table-cell office:value-type="float" office:value="695">
            <text:p>695</text:p>
          </table:table-cell>
          <table:table-cell office:value-type="float" office:value="8688">
            <text:p>8688</text:p>
          </table:table-cell>
          <table:table-cell office:value-type="float" office:value="11408">
            <text:p>11408</text:p>
          </table:table-cell>
          <table:table-cell office:value-type="float" office:value="17534">
            <text:p>17534</text:p>
          </table:table-cell>
          <table:table-cell office:value-type="float" office:value="-62.625">
            <text:p>-62.625</text:p>
          </table:table-cell>
          <table:table-cell office:value-type="float" office:value="54">
            <text:p>54</text:p>
          </table:table-cell>
          <table:table-cell office:value-type="float" office:value="70.625">
            <text:p>70.625</text:p>
          </table:table-cell>
          <table:table-cell office:value-type="float" office:value="-0.0072082182320442">
            <text:p>-0.0072082182</text:p>
          </table:table-cell>
          <table:table-cell office:value-type="float" office:value="0.00473352033660589">
            <text:p>0.0047335203</text:p>
          </table:table-cell>
          <table:table-cell office:value-type="float" office:value="0.00402788867343447">
            <text:p>0.0040278887</text:p>
          </table:table-cell>
          <table:table-cell office:value-type="float" office:value="0.974873074671604">
            <text:p>0.9748730747</text:p>
          </table:table-cell>
          <table:table-cell office:value-type="float" office:value="1.01661123735908">
            <text:p>1.0166112374</text:p>
          </table:table-cell>
          <table:table-cell office:value-type="float" office:value="1.01412940917587">
            <text:p>1.01412940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table:number-columns-repeated="2" office:value-type="float" office:value="677">
            <text:p>677</text:p>
          </table:table-cell>
          <table:table-cell office:value-type="float" office:value="8480">
            <text:p>8480</text:p>
          </table:table-cell>
          <table:table-cell office:value-type="float" office:value="12320">
            <text:p>12320</text:p>
          </table:table-cell>
          <table:table-cell office:value-type="float" office:value="19813">
            <text:p>19813</text:p>
          </table:table-cell>
          <table:table-cell office:value-type="float" office:value="141.875">
            <text:p>141.875</text:p>
          </table:table-cell>
          <table:table-cell office:value-type="float" office:value="-74.75">
            <text:p>-74.75</text:p>
          </table:table-cell>
          <table:table-cell office:value-type="float" office:value="142.75">
            <text:p>142.75</text:p>
          </table:table-cell>
          <table:table-cell office:value-type="float" office:value="0.0167305424528302">
            <text:p>0.0167305425</text:p>
          </table:table-cell>
          <table:table-cell office:value-type="float" office:value="-0.00606737012987013">
            <text:p>-0.0060673701</text:p>
          </table:table-cell>
          <table:table-cell office:value-type="float" office:value="0.00720486549235351">
            <text:p>0.0072048655</text:p>
          </table:table-cell>
          <table:table-cell office:value-type="float" office:value="1.05910552424441">
            <text:p>1.0591055242</text:p>
          </table:table-cell>
          <table:table-cell office:value-type="float" office:value="0.978836357986829">
            <text:p>0.978836358</text:p>
          </table:table-cell>
          <table:table-cell office:value-type="float" office:value="1.02531877299329">
            <text:p>1.0253187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1">
            <text:p>311</text:p>
          </table:table-cell>
          <table:table-cell office:value-type="float" office:value="466">
            <text:p>466</text:p>
          </table:table-cell>
          <table:table-cell office:value-type="float" office:value="8516">
            <text:p>8516</text:p>
          </table:table-cell>
          <table:table-cell office:value-type="float" office:value="13081">
            <text:p>13081</text:p>
          </table:table-cell>
          <table:table-cell office:value-type="float" office:value="18473">
            <text:p>18473</text:p>
          </table:table-cell>
          <table:table-cell office:value-type="float" office:value="-45.5">
            <text:p>-45.5</text:p>
          </table:table-cell>
          <table:table-cell office:value-type="float" office:value="126.625">
            <text:p>126.625</text:p>
          </table:table-cell>
          <table:table-cell office:value-type="float" office:value="198.625">
            <text:p>198.625</text:p>
          </table:table-cell>
          <table:table-cell office:value-type="float" office:value="-0.00534288398309065">
            <text:p>-0.005342884</text:p>
          </table:table-cell>
          <table:table-cell office:value-type="float" office:value="0.00968007033101445">
            <text:p>0.0096800703</text:p>
          </table:table-cell>
          <table:table-cell office:value-type="float" office:value="0.0107521788556271">
            <text:p>0.0107521789</text:p>
          </table:table-cell>
          <table:table-cell office:value-type="float" office:value="0.981355857021326">
            <text:p>0.981355857</text:p>
          </table:table-cell>
          <table:table-cell office:value-type="float" office:value="1.03406390553131">
            <text:p>1.0340639055</text:p>
          </table:table-cell>
          <table:table-cell office:value-type="float" office:value="1.03785922032098">
            <text:p>1.03785922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1">
            <text:p>341</text:p>
          </table:table-cell>
          <table:table-cell office:value-type="float" office:value="729">
            <text:p>729</text:p>
          </table:table-cell>
          <table:table-cell office:value-type="float" office:value="8857">
            <text:p>8857</text:p>
          </table:table-cell>
          <table:table-cell office:value-type="float" office:value="12086">
            <text:p>12086</text:p>
          </table:table-cell>
          <table:table-cell office:value-type="float" office:value="17067">
            <text:p>17067</text:p>
          </table:table-cell>
          <table:table-cell office:value-type="float" office:value="-116.75">
            <text:p>-116.75</text:p>
          </table:table-cell>
          <table:table-cell office:value-type="float" office:value="410.25">
            <text:p>410.25</text:p>
          </table:table-cell>
          <table:table-cell office:value-type="float" office:value="-83.125">
            <text:p>-83.125</text:p>
          </table:table-cell>
          <table:table-cell office:value-type="float" office:value="-0.0131816642203907">
            <text:p>-0.0131816642</text:p>
          </table:table-cell>
          <table:table-cell office:value-type="float" office:value="0.0339442329968559">
            <text:p>0.033944233</text:p>
          </table:table-cell>
          <table:table-cell office:value-type="float" office:value="-0.00487051034159489">
            <text:p>-0.0048705103</text:p>
          </table:table-cell>
          <table:table-cell office:value-type="float" office:value="0.954204737521006">
            <text:p>0.9542047375</text:p>
          </table:table-cell>
          <table:table-cell office:value-type="float" office:value="1.12106314895834">
            <text:p>1.121063149</text:p>
          </table:table-cell>
          <table:table-cell office:value-type="float" office:value="0.982999708671554">
            <text:p>0.9829997087</text:p>
          </table:table-cell>
          <table:table-cell office:value-type="float" office:value="0">
            <text:p>0</text:p>
          </table:table-cell>
          <table:table-cell office:value-type="float" office:value="20.7648205474202">
            <text:p>20.76482054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687">
            <text:p>687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8662">
            <text:p>8662</text:p>
          </table:table-cell>
          <table:table-cell office:value-type="float" office:value="12072">
            <text:p>12072</text:p>
          </table:table-cell>
          <table:table-cell office:value-type="float" office:value="16827">
            <text:p>16827</text:p>
          </table:table-cell>
          <table:table-cell office:value-type="float" office:value="79">
            <text:p>79</text:p>
          </table:table-cell>
          <table:table-cell office:value-type="float" office:value="492.75">
            <text:p>492.75</text:p>
          </table:table-cell>
          <table:table-cell office:value-type="float" office:value="71.625">
            <text:p>71.625</text:p>
          </table:table-cell>
          <table:table-cell office:value-type="float" office:value="0.00912029554375433">
            <text:p>0.0091202955</text:p>
          </table:table-cell>
          <table:table-cell office:value-type="float" office:value="0.0408175944333996">
            <text:p>0.0408175944</text:p>
          </table:table-cell>
          <table:table-cell office:value-type="float" office:value="0.00425655197004814">
            <text:p>0.004256552</text:p>
          </table:table-cell>
          <table:table-cell office:value-type="float" office:value="1.03208406679312">
            <text:p>1.0320840668</text:p>
          </table:table-cell>
          <table:table-cell office:value-type="float" office:value="1.14612708950694">
            <text:p>1.1461270895</text:p>
          </table:table-cell>
          <table:table-cell office:value-type="float" office:value="1.01493344363513">
            <text:p>1.0149334436</text:p>
          </table:table-cell>
          <table:table-cell office:value-type="float" office:value="0">
            <text:p>0</text:p>
          </table:table-cell>
          <table:table-cell office:value-type="float" office:value="17.3258411972638">
            <text:p>17.32584119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table:number-columns-repeated="2" office:value-type="float" office:value="677">
            <text:p>677</text:p>
          </table:table-cell>
          <table:table-cell office:value-type="float" office:value="8228">
            <text:p>8228</text:p>
          </table:table-cell>
          <table:table-cell office:value-type="float" office:value="11928">
            <text:p>11928</text:p>
          </table:table-cell>
          <table:table-cell office:value-type="float" office:value="19711">
            <text:p>19711</text:p>
          </table:table-cell>
          <table:table-cell office:value-type="float" office:value="161.25">
            <text:p>161.25</text:p>
          </table:table-cell>
          <table:table-cell office:value-type="float" office:value="160.375">
            <text:p>160.375</text:p>
          </table:table-cell>
          <table:table-cell office:value-type="float" office:value="94.125">
            <text:p>94.125</text:p>
          </table:table-cell>
          <table:table-cell office:value-type="float" office:value="0.0195977151191055">
            <text:p>0.0195977151</text:p>
          </table:table-cell>
          <table:table-cell office:value-type="float" office:value="0.0134452548625084">
            <text:p>0.0134452549</text:p>
          </table:table-cell>
          <table:table-cell office:value-type="float" office:value="0.00477525239713865">
            <text:p>0.0047752524</text:p>
          </table:table-cell>
          <table:table-cell office:value-type="float" office:value="1.06934478097513">
            <text:p>1.069344781</text:p>
          </table:table-cell>
          <table:table-cell office:value-type="float" office:value="1.04741271078028">
            <text:p>1.0474127108</text:p>
          </table:table-cell>
          <table:table-cell office:value-type="float" office:value="1.01675807733948">
            <text:p>1.01675807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office:value-type="float" office:value="433">
            <text:p>433</text:p>
          </table:table-cell>
          <table:table-cell table:number-columns-repeated="2" office:value-type="float" office:value="657">
            <text:p>657</text:p>
          </table:table-cell>
          <table:table-cell office:value-type="float" office:value="8110">
            <text:p>8110</text:p>
          </table:table-cell>
          <table:table-cell office:value-type="float" office:value="12318">
            <text:p>12318</text:p>
          </table:table-cell>
          <table:table-cell office:value-type="float" office:value="18104">
            <text:p>18104</text:p>
          </table:table-cell>
          <table:table-cell office:value-type="float" office:value="-23.5">
            <text:p>-23.5</text:p>
          </table:table-cell>
          <table:table-cell office:value-type="float" office:value="182.25">
            <text:p>182.25</text:p>
          </table:table-cell>
          <table:table-cell office:value-type="float" office:value="204.125">
            <text:p>204.125</text:p>
          </table:table-cell>
          <table:table-cell office:value-type="float" office:value="-0.00289765721331689">
            <text:p>-0.0028976572</text:p>
          </table:table-cell>
          <table:table-cell office:value-type="float" office:value="0.0147954213346322">
            <text:p>0.0147954213</text:p>
          </table:table-cell>
          <table:table-cell office:value-type="float" office:value="0.0112751325673884">
            <text:p>0.0112751326</text:p>
          </table:table-cell>
          <table:table-cell office:value-type="float" office:value="0.98987465673135">
            <text:p>0.9898746567</text:p>
          </table:table-cell>
          <table:table-cell office:value-type="float" office:value="1.05221302747645">
            <text:p>1.0522130275</text:p>
          </table:table-cell>
          <table:table-cell office:value-type="float" office:value="1.03971213607011">
            <text:p>1.03971213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8342">
            <text:p>8342</text:p>
          </table:table-cell>
          <table:table-cell office:value-type="float" office:value="11951">
            <text:p>11951</text:p>
          </table:table-cell>
          <table:table-cell office:value-type="float" office:value="19947">
            <text:p>19947</text:p>
          </table:table-cell>
          <table:table-cell office:value-type="float" office:value="-128.875">
            <text:p>-128.875</text:p>
          </table:table-cell>
          <table:table-cell office:value-type="float" office:value="333.125">
            <text:p>333.125</text:p>
          </table:table-cell>
          <table:table-cell office:value-type="float" office:value="602.125">
            <text:p>602.125</text:p>
          </table:table-cell>
          <table:table-cell office:value-type="float" office:value="-0.0154489331095661">
            <text:p>-0.0154489331</text:p>
          </table:table-cell>
          <table:table-cell office:value-type="float" office:value="0.0278742364655677">
            <text:p>0.0278742365</text:p>
          </table:table-cell>
          <table:table-cell office:value-type="float" office:value="0.0301862435453953">
            <text:p>0.0301862435</text:p>
          </table:table-cell>
          <table:table-cell office:value-type="float" office:value="0.946396526403598">
            <text:p>0.9463965264</text:p>
          </table:table-cell>
          <table:table-cell office:value-type="float" office:value="1.09908269482422">
            <text:p>1.0990826948</text:p>
          </table:table-cell>
          <table:table-cell office:value-type="float" office:value="1.10743782263567">
            <text:p>1.1074378226</text:p>
          </table:table-cell>
          <table:table-cell office:value-type="float" office:value="0">
            <text:p>0</text:p>
          </table:table-cell>
          <table:table-cell office:value-type="float" office:value="25.2119332695765">
            <text:p>25.2119332696</text:p>
          </table:table-cell>
          <table:table-cell office:value-type="float" office:value="23.3072088061078">
            <text:p>23.3072088061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225">
            <text:p>225</text:p>
          </table:table-cell>
          <table:table-cell table:number-columns-repeated="2" office:value-type="float" office:value="574">
            <text:p>574</text:p>
          </table:table-cell>
          <table:table-cell office:value-type="float" office:value="9014">
            <text:p>9014</text:p>
          </table:table-cell>
          <table:table-cell office:value-type="float" office:value="13238">
            <text:p>13238</text:p>
          </table:table-cell>
          <table:table-cell office:value-type="float" office:value="22360">
            <text:p>22360</text:p>
          </table:table-cell>
          <table:table-cell office:value-type="float" office:value="313">
            <text:p>313</text:p>
          </table:table-cell>
          <table:table-cell office:value-type="float" office:value="74">
            <text:p>74</text:p>
          </table:table-cell>
          <table:table-cell office:value-type="float" office:value="161.625">
            <text:p>161.625</text:p>
          </table:table-cell>
          <table:table-cell office:value-type="float" office:value="0.0347237630352785">
            <text:p>0.034723763</text:p>
          </table:table-cell>
          <table:table-cell office:value-type="float" office:value="0.00558996827315304">
            <text:p>0.0055899683</text:p>
          </table:table-cell>
          <table:table-cell office:value-type="float" office:value="0.00722830948121646">
            <text:p>0.0072283095</text:p>
          </table:table-cell>
          <table:table-cell office:value-type="float" office:value="1.12389642047336">
            <text:p>1.1238964205</text:p>
          </table:table-cell>
          <table:table-cell office:value-type="float" office:value="1.01962613453681">
            <text:p>1.0196261345</text:p>
          </table:table-cell>
          <table:table-cell office:value-type="float" office:value="1.02540149016185">
            <text:p>1.0254014902</text:p>
          </table:table-cell>
          <table:table-cell office:value-type="float" office:value="20.306354931826">
            <text:p>20.30635493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399">
            <text:p>399</text:p>
          </table:table-cell>
          <table:table-cell office:value-type="float" office:value="8966">
            <text:p>8966</text:p>
          </table:table-cell>
          <table:table-cell office:value-type="float" office:value="13652">
            <text:p>13652</text:p>
          </table:table-cell>
          <table:table-cell office:value-type="float" office:value="21501">
            <text:p>21501</text:p>
          </table:table-cell>
          <table:table-cell office:value-type="float" office:value="87">
            <text:p>87</text:p>
          </table:table-cell>
          <table:table-cell office:value-type="float" office:value="74.25">
            <text:p>74.25</text:p>
          </table:table-cell>
          <table:table-cell office:value-type="float" office:value="-204.875">
            <text:p>-204.875</text:p>
          </table:table-cell>
          <table:table-cell office:value-type="float" office:value="0.00970332366718715">
            <text:p>0.0097033237</text:p>
          </table:table-cell>
          <table:table-cell office:value-type="float" office:value="0.00543876355112804">
            <text:p>0.0054387636</text:p>
          </table:table-cell>
          <table:table-cell office:value-type="float" office:value="-0.00952862657550812">
            <text:p>-0.0095286266</text:p>
          </table:table-cell>
          <table:table-cell office:value-type="float" office:value="1.03414617563593">
            <text:p>1.0341461756</text:p>
          </table:table-cell>
          <table:table-cell office:value-type="float" office:value="1.01909364952092">
            <text:p>1.0190936495</text:p>
          </table:table-cell>
          <table:table-cell office:value-type="float" office:value="0.966827764645576">
            <text:p>0.96682776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630">
            <text:p>630</text:p>
          </table:table-cell>
          <table:table-cell table:number-columns-repeated="2" office:value-type="float" office:value="423">
            <text:p>423</text:p>
          </table:table-cell>
          <table:table-cell office:value-type="float" office:value="9208">
            <text:p>9208</text:p>
          </table:table-cell>
          <table:table-cell office:value-type="float" office:value="12560">
            <text:p>12560</text:p>
          </table:table-cell>
          <table:table-cell office:value-type="float" office:value="20903">
            <text:p>20903</text:p>
          </table:table-cell>
          <table:table-cell office:value-type="float" office:value="133">
            <text:p>133</text:p>
          </table:table-cell>
          <table:table-cell office:value-type="float" office:value="180.875">
            <text:p>180.875</text:p>
          </table:table-cell>
          <table:table-cell office:value-type="float" office:value="-511">
            <text:p>-511</text:p>
          </table:table-cell>
          <table:table-cell office:value-type="float" office:value="0.0144439617723719">
            <text:p>0.0144439618</text:p>
          </table:table-cell>
          <table:table-cell office:value-type="float" office:value="0.0144008757961783">
            <text:p>0.0144008758</text:p>
          </table:table-cell>
          <table:table-cell office:value-type="float" office:value="-0.0244462517342008">
            <text:p>-0.0244462517</text:p>
          </table:table-cell>
          <table:table-cell office:value-type="float" office:value="1.0509627771454">
            <text:p>1.0509627771</text:p>
          </table:table-cell>
          <table:table-cell office:value-type="float" office:value="1.05080954032507">
            <text:p>1.0508095403</text:p>
          </table:table-cell>
          <table:table-cell office:value-type="float" office:value="0.915609452609047">
            <text:p>0.9156094526</text:p>
          </table:table-cell>
          <table:table-cell table:number-columns-repeated="2" office:value-type="float" office:value="0">
            <text:p>0</text:p>
          </table:table-cell>
          <table:table-cell office:value-type="float" office:value="-28.0059214943364">
            <text:p>-28.005921494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634">
            <text:p>634</text:p>
          </table:table-cell>
          <table:table-cell office:value-type="float" office:value="8720">
            <text:p>8720</text:p>
          </table:table-cell>
          <table:table-cell office:value-type="float" office:value="14000">
            <text:p>14000</text:p>
          </table:table-cell>
          <table:table-cell office:value-type="float" office:value="21515">
            <text:p>21515</text:p>
          </table:table-cell>
          <table:table-cell office:value-type="float" office:value="264.75">
            <text:p>264.75</text:p>
          </table:table-cell>
          <table:table-cell office:value-type="float" office:value="329.75">
            <text:p>329.75</text:p>
          </table:table-cell>
          <table:table-cell office:value-type="float" office:value="-866.125">
            <text:p>-866.125</text:p>
          </table:table-cell>
          <table:table-cell office:value-type="float" office:value="0.0303612385321101">
            <text:p>0.0303612385</text:p>
          </table:table-cell>
          <table:table-cell office:value-type="float" office:value="0.0235535714285714">
            <text:p>0.0235535714</text:p>
          </table:table-cell>
          <table:table-cell office:value-type="float" office:value="-0.0402567975830816">
            <text:p>-0.0402567976</text:p>
          </table:table-cell>
          <table:table-cell office:value-type="float" office:value="1.10807107228058">
            <text:p>1.1080710723</text:p>
          </table:table-cell>
          <table:table-cell office:value-type="float" office:value="1.083524850625">
            <text:p>1.0835248506</text:p>
          </table:table-cell>
          <table:table-cell office:value-type="float" office:value="0.862277603572439">
            <text:p>0.8622776036</text:p>
          </table:table-cell>
          <table:table-cell office:value-type="float" office:value="23.1748494321471">
            <text:p>23.1748494321</text:p>
          </table:table-cell>
          <table:table-cell office:value-type="float" office:value="29.7737672409762">
            <text:p>29.773767241</text:p>
          </table:table-cell>
          <table:table-cell office:value-type="float" office:value="-16.8691931472689">
            <text:p>-16.8691931473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table:number-columns-repeated="2" office:value-type="float" office:value="615">
            <text:p>615</text:p>
          </table:table-cell>
          <table:table-cell office:value-type="float" office:value="8804">
            <text:p>8804</text:p>
          </table:table-cell>
          <table:table-cell office:value-type="float" office:value="12933">
            <text:p>12933</text:p>
          </table:table-cell>
          <table:table-cell office:value-type="float" office:value="21858">
            <text:p>21858</text:p>
          </table:table-cell>
          <table:table-cell office:value-type="float" office:value="312">
            <text:p>312</text:p>
          </table:table-cell>
          <table:table-cell office:value-type="float" office:value="-739.375">
            <text:p>-739.375</text:p>
          </table:table-cell>
          <table:table-cell office:value-type="float" office:value="181.375">
            <text:p>181.375</text:p>
          </table:table-cell>
          <table:table-cell office:value-type="float" office:value="0.0354384370740573">
            <text:p>0.0354384371</text:p>
          </table:table-cell>
          <table:table-cell office:value-type="float" office:value="-0.0571696435475141">
            <text:p>-0.0571696435</text:p>
          </table:table-cell>
          <table:table-cell office:value-type="float" office:value="0.00829787720742977">
            <text:p>0.0082978772</text:p>
          </table:table-cell>
          <table:table-cell office:value-type="float" office:value="1.12649606009081">
            <text:p>1.1264960601</text:p>
          </table:table-cell>
          <table:table-cell office:value-type="float" office:value="0.806312249144666">
            <text:p>0.8063122491</text:p>
          </table:table-cell>
          <table:table-cell office:value-type="float" office:value="1.02917752556766">
            <text:p>1.0291775256</text:p>
          </table:table-cell>
          <table:table-cell office:value-type="float" office:value="19.9037536581094">
            <text:p>19.9037536581</text:p>
          </table:table-cell>
          <table:table-cell office:value-type="float" office:value="-11.7744184089837">
            <text:p>-11.7744184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416">
            <text:p>416</text:p>
          </table:table-cell>
          <table:table-cell table:number-columns-repeated="2" office:value-type="float" office:value="612">
            <text:p>612</text:p>
          </table:table-cell>
          <table:table-cell office:value-type="float" office:value="8399">
            <text:p>8399</text:p>
          </table:table-cell>
          <table:table-cell office:value-type="float" office:value="12140">
            <text:p>12140</text:p>
          </table:table-cell>
          <table:table-cell office:value-type="float" office:value="20706">
            <text:p>20706</text:p>
          </table:table-cell>
          <table:table-cell office:value-type="float" office:value="-627.875">
            <text:p>-627.875</text:p>
          </table:table-cell>
          <table:table-cell office:value-type="float" office:value="-78.125">
            <text:p>-78.125</text:p>
          </table:table-cell>
          <table:table-cell office:value-type="float" office:value="-174.5">
            <text:p>-174.5</text:p>
          </table:table-cell>
          <table:table-cell office:value-type="float" office:value="-0.0747559233242053">
            <text:p>-0.0747559233</text:p>
          </table:table-cell>
          <table:table-cell office:value-type="float" office:value="-0.00643533772652389">
            <text:p>-0.0064353377</text:p>
          </table:table-cell>
          <table:table-cell office:value-type="float" office:value="-0.00842750893460833">
            <text:p>-0.0084275089</text:p>
          </table:table-cell>
          <table:table-cell office:value-type="float" office:value="0.749307626586508">
            <text:p>0.7493076266</text:p>
          </table:table-cell>
          <table:table-cell office:value-type="float" office:value="0.977557488557609">
            <text:p>0.9775574886</text:p>
          </table:table-cell>
          <table:table-cell office:value-type="float" office:value="0.970642923626283">
            <text:p>0.9706429236</text:p>
          </table:table-cell>
          <table:table-cell office:value-type="float" office:value="-8.92107610545502">
            <text:p>-8.92107610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392">
            <text:p>392</text:p>
          </table:table-cell>
          <table:table-cell office:value-type="float" office:value="584">
            <text:p>584</text:p>
          </table:table-cell>
          <table:table-cell office:value-type="float" office:value="6446">
            <text:p>6446</text:p>
          </table:table-cell>
          <table:table-cell office:value-type="float" office:value="11740">
            <text:p>11740</text:p>
          </table:table-cell>
          <table:table-cell office:value-type="float" office:value="20073">
            <text:p>20073</text:p>
          </table:table-cell>
          <table:table-cell office:value-type="float" office:value="-585.5">
            <text:p>-585.5</text:p>
          </table:table-cell>
          <table:table-cell office:value-type="float" office:value="-352">
            <text:p>-352</text:p>
          </table:table-cell>
          <table:table-cell office:value-type="float" office:value="-453.375">
            <text:p>-453.375</text:p>
          </table:table-cell>
          <table:table-cell office:value-type="float" office:value="-0.0908315234253801">
            <text:p>-0.0908315234</text:p>
          </table:table-cell>
          <table:table-cell office:value-type="float" office:value="-0.0299829642248722">
            <text:p>-0.0299829642</text:p>
          </table:table-cell>
          <table:table-cell office:value-type="float" office:value="-0.0225863099686146">
            <text:p>-0.02258631</text:p>
          </table:table-cell>
          <table:table-cell office:value-type="float" office:value="0.698260384680809">
            <text:p>0.6982603847</text:p>
          </table:table-cell>
          <table:table-cell office:value-type="float" office:value="0.896821622374619">
            <text:p>0.8968216224</text:p>
          </table:table-cell>
          <table:table-cell office:value-type="float" office:value="0.921947792249926">
            <text:p>0.9219477922</text:p>
          </table:table-cell>
          <table:table-cell office:value-type="float" office:value="-7.27905702665001">
            <text:p>-7.2790570267</text:p>
          </table:table-cell>
          <table:table-cell office:value-type="float" office:value="-22.7697018646868">
            <text:p>-22.7697018647</text:p>
          </table:table-cell>
          <table:table-cell office:value-type="float" office:value="-30.340925916632">
            <text:p>-30.3409259166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60">
            <text:p>260</text:p>
          </table:table-cell>
          <table:table-cell table:number-columns-repeated="2" office:value-type="float" office:value="570">
            <text:p>570</text:p>
          </table:table-cell>
          <table:table-cell office:value-type="float" office:value="6050">
            <text:p>6050</text:p>
          </table:table-cell>
          <table:table-cell office:value-type="float" office:value="12235">
            <text:p>12235</text:p>
          </table:table-cell>
          <table:table-cell office:value-type="float" office:value="20486">
            <text:p>20486</text:p>
          </table:table-cell>
          <table:table-cell office:value-type="float" office:value="-516.25">
            <text:p>-516.25</text:p>
          </table:table-cell>
          <table:table-cell office:value-type="float" office:value="-427.25">
            <text:p>-427.25</text:p>
          </table:table-cell>
          <table:table-cell office:value-type="float" office:value="-778.125">
            <text:p>-778.125</text:p>
          </table:table-cell>
          <table:table-cell office:value-type="float" office:value="-0.0853305785123967">
            <text:p>-0.0853305785</text:p>
          </table:table-cell>
          <table:table-cell office:value-type="float" office:value="-0.034920310584389">
            <text:p>-0.0349203106</text:p>
          </table:table-cell>
          <table:table-cell office:value-type="float" office:value="-0.0379832568583423">
            <text:p>-0.0379832569</text:p>
          </table:table-cell>
          <table:table-cell office:value-type="float" office:value="0.715614338159962">
            <text:p>0.7156143382</text:p>
          </table:table-cell>
          <table:table-cell office:value-type="float" office:value="0.880168992013606">
            <text:p>0.880168992</text:p>
          </table:table-cell>
          <table:table-cell office:value-type="float" office:value="0.869886347486873">
            <text:p>0.8698863475</text:p>
          </table:table-cell>
          <table:table-cell office:value-type="float" office:value="-7.77135588806124">
            <text:p>-7.7713558881</text:p>
          </table:table-cell>
          <table:table-cell office:value-type="float" office:value="-19.500772389763">
            <text:p>-19.5007723898</text:p>
          </table:table-cell>
          <table:table-cell office:value-type="float" office:value="-17.8999455567329">
            <text:p>-17.8999455567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81">
            <text:p>281</text:p>
          </table:table-cell>
          <table:table-cell table:number-columns-repeated="2" office:value-type="float" office:value="399">
            <text:p>399</text:p>
          </table:table-cell>
          <table:table-cell office:value-type="float" office:value="6820">
            <text:p>6820</text:p>
          </table:table-cell>
          <table:table-cell office:value-type="float" office:value="12672">
            <text:p>12672</text:p>
          </table:table-cell>
          <table:table-cell office:value-type="float" office:value="21256">
            <text:p>21256</text:p>
          </table:table-cell>
          <table:table-cell office:value-type="float" office:value="-295.5">
            <text:p>-295.5</text:p>
          </table:table-cell>
          <table:table-cell office:value-type="float" office:value="58.5">
            <text:p>58.5</text:p>
          </table:table-cell>
          <table:table-cell office:value-type="float" office:value="124.75">
            <text:p>124.75</text:p>
          </table:table-cell>
          <table:table-cell office:value-type="float" office:value="-0.0433284457478006">
            <text:p>-0.0433284457</text:p>
          </table:table-cell>
          <table:table-cell office:value-type="float" office:value="0.00461647727272727">
            <text:p>0.0046164773</text:p>
          </table:table-cell>
          <table:table-cell office:value-type="float" office:value="0.00586893112532932">
            <text:p>0.0058689311</text:p>
          </table:table-cell>
          <table:table-cell office:value-type="float" office:value="0.852030054136101">
            <text:p>0.8520300541</text:p>
          </table:table-cell>
          <table:table-cell office:value-type="float" office:value="1.01619944170487">
            <text:p>1.0161994417</text:p>
          </table:table-cell>
          <table:table-cell office:value-type="float" office:value="1.02060876986966">
            <text:p>1.0206087699</text:p>
          </table:table-cell>
          <table:table-cell office:value-type="float" office:value="-15.6483764379139">
            <text:p>-15.64837643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14">
            <text:p>314</text:p>
          </table:table-cell>
          <table:table-cell table:number-columns-repeated="2" office:value-type="float" office:value="430">
            <text:p>430</text:p>
          </table:table-cell>
          <table:table-cell office:value-type="float" office:value="7040">
            <text:p>7040</text:p>
          </table:table-cell>
          <table:table-cell office:value-type="float" office:value="11596">
            <text:p>11596</text:p>
          </table:table-cell>
          <table:table-cell office:value-type="float" office:value="20155">
            <text:p>20155</text:p>
          </table:table-cell>
          <table:table-cell office:value-type="float" office:value="-107.75">
            <text:p>-107.75</text:p>
          </table:table-cell>
          <table:table-cell office:value-type="float" office:value="-102.875">
            <text:p>-102.875</text:p>
          </table:table-cell>
          <table:table-cell office:value-type="float" office:value="-156.5">
            <text:p>-156.5</text:p>
          </table:table-cell>
          <table:table-cell office:value-type="float" office:value="-0.0153053977272727">
            <text:p>-0.0153053977</text:p>
          </table:table-cell>
          <table:table-cell office:value-type="float" office:value="-0.00887159365298379">
            <text:p>-0.0088715937</text:p>
          </table:table-cell>
          <table:table-cell office:value-type="float" office:value="-0.00776482262465889">
            <text:p>-0.0077648226</text:p>
          </table:table-cell>
          <table:table-cell office:value-type="float" office:value="0.946890248145742">
            <text:p>0.9468902481</text:p>
          </table:table-cell>
          <table:table-cell office:value-type="float" office:value="0.969103684355486">
            <text:p>0.9691036844</text:p>
          </table:table-cell>
          <table:table-cell office:value-type="float" office:value="0.972941294055663">
            <text:p>0.97294129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6446">
            <text:p>6446</text:p>
          </table:table-cell>
          <table:table-cell office:value-type="float" office:value="11066">
            <text:p>11066</text:p>
          </table:table-cell>
          <table:table-cell office:value-type="float" office:value="19266">
            <text:p>19266</text:p>
          </table:table-cell>
          <table:table-cell office:value-type="float" office:value="-585.5">
            <text:p>-585.5</text:p>
          </table:table-cell>
          <table:table-cell office:value-type="float" office:value="-283">
            <text:p>-283</text:p>
          </table:table-cell>
          <table:table-cell office:value-type="float" office:value="-505.125">
            <text:p>-505.125</text:p>
          </table:table-cell>
          <table:table-cell office:value-type="float" office:value="-0.0908315234253801">
            <text:p>-0.0908315234</text:p>
          </table:table-cell>
          <table:table-cell office:value-type="float" office:value="-0.02557382974878">
            <text:p>-0.0255738297</text:p>
          </table:table-cell>
          <table:table-cell office:value-type="float" office:value="-0.0262184677670508">
            <text:p>-0.0262184678</text:p>
          </table:table-cell>
          <table:table-cell office:value-type="float" office:value="0.698260384680809">
            <text:p>0.6982603847</text:p>
          </table:table-cell>
          <table:table-cell office:value-type="float" office:value="0.911773476584588">
            <text:p>0.9117734766</text:p>
          </table:table-cell>
          <table:table-cell office:value-type="float" office:value="0.909582682597344">
            <text:p>0.9095826826</text:p>
          </table:table-cell>
          <table:table-cell office:value-type="float" office:value="-7.27905702665001">
            <text:p>-7.2790570267</text:p>
          </table:table-cell>
          <table:table-cell office:value-type="float" office:value="-26.7556992651397">
            <text:p>-26.7556992651</text:p>
          </table:table-cell>
          <table:table-cell office:value-type="float" office:value="-26.0892559610908">
            <text:p>-26.089255961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6050">
            <text:p>6050</text:p>
          </table:table-cell>
          <table:table-cell office:value-type="float" office:value="11210">
            <text:p>11210</text:p>
          </table:table-cell>
          <table:table-cell office:value-type="float" office:value="19896">
            <text:p>19896</text:p>
          </table:table-cell>
          <table:table-cell office:value-type="float" office:value="-516.25">
            <text:p>-516.25</text:p>
          </table:table-cell>
          <table:table-cell office:value-type="float" office:value="-415.25">
            <text:p>-415.25</text:p>
          </table:table-cell>
          <table:table-cell office:value-type="float" office:value="-765.5">
            <text:p>-765.5</text:p>
          </table:table-cell>
          <table:table-cell office:value-type="float" office:value="-0.0853305785123967">
            <text:p>-0.0853305785</text:p>
          </table:table-cell>
          <table:table-cell office:value-type="float" office:value="-0.037042818911686">
            <text:p>-0.0370428189</text:p>
          </table:table-cell>
          <table:table-cell office:value-type="float" office:value="-0.0384750703659027">
            <text:p>-0.0384750704</text:p>
          </table:table-cell>
          <table:table-cell office:value-type="float" office:value="0.715614338159962">
            <text:p>0.7156143382</text:p>
          </table:table-cell>
          <table:table-cell office:value-type="float" office:value="0.87303958785763">
            <text:p>0.8730395879</text:p>
          </table:table-cell>
          <table:table-cell office:value-type="float" office:value="0.868238702557076">
            <text:p>0.8682387026</text:p>
          </table:table-cell>
          <table:table-cell office:value-type="float" office:value="-7.77135588806124">
            <text:p>-7.7713558881</text:p>
          </table:table-cell>
          <table:table-cell office:value-type="float" office:value="-18.3632988728946">
            <text:p>-18.3632988729</text:p>
          </table:table-cell>
          <table:table-cell office:value-type="float" office:value="-17.6666484917993">
            <text:p>-17.6666484918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06">
            <text:p>306</text:p>
          </table:table-cell>
          <table:table-cell office:value-type="float" office:value="614">
            <text:p>614</text:p>
          </table:table-cell>
          <table:table-cell office:value-type="float" office:value="6820">
            <text:p>6820</text:p>
          </table:table-cell>
          <table:table-cell office:value-type="float" office:value="10850">
            <text:p>10850</text:p>
          </table:table-cell>
          <table:table-cell office:value-type="float" office:value="16976">
            <text:p>16976</text:p>
          </table:table-cell>
          <table:table-cell office:value-type="float" office:value="-295.5">
            <text:p>-295.5</text:p>
          </table:table-cell>
          <table:table-cell office:value-type="float" office:value="91.875">
            <text:p>91.875</text:p>
          </table:table-cell>
          <table:table-cell office:value-type="float" office:value="-1031.25">
            <text:p>-1031.25</text:p>
          </table:table-cell>
          <table:table-cell office:value-type="float" office:value="-0.0433284457478006">
            <text:p>-0.0433284457</text:p>
          </table:table-cell>
          <table:table-cell office:value-type="float" office:value="0.00846774193548387">
            <text:p>0.0084677419</text:p>
          </table:table-cell>
          <table:table-cell office:value-type="float" office:value="-0.0607475259189444">
            <text:p>-0.0607475259</text:p>
          </table:table-cell>
          <table:table-cell office:value-type="float" office:value="0.852030054136101">
            <text:p>0.8520300541</text:p>
          </table:table-cell>
          <table:table-cell office:value-type="float" office:value="1.02977763397503">
            <text:p>1.029777634</text:p>
          </table:table-cell>
          <table:table-cell office:value-type="float" office:value="0.794616572618029">
            <text:p>0.7946165726</text:p>
          </table:table-cell>
          <table:table-cell office:value-type="float" office:value="-15.6483764379139">
            <text:p>-15.6483764379</text:p>
          </table:table-cell>
          <table:table-cell office:value-type="float" office:value="0">
            <text:p>0</text:p>
          </table:table-cell>
          <table:table-cell office:value-type="float" office:value="-11.0601014539777">
            <text:p>-11.060101454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3">
            <text:p>3</text:p>
          </table:table-cell>
          <table:table-cell office:value-type="float" office:value="272">
            <text:p>272</text:p>
          </table:table-cell>
          <table:table-cell office:value-type="float" office:value="390">
            <text:p>390</text:p>
          </table:table-cell>
          <table:table-cell office:value-type="float" office:value="272">
            <text:p>272</text:p>
          </table:table-cell>
          <table:table-cell office:value-type="float" office:value="7040">
            <text:p>7040</text:p>
          </table:table-cell>
          <table:table-cell office:value-type="float" office:value="10008">
            <text:p>10008</text:p>
          </table:table-cell>
          <table:table-cell office:value-type="float" office:value="15040">
            <text:p>15040</text:p>
          </table:table-cell>
          <table:table-cell office:value-type="float" office:value="-107.75">
            <text:p>-107.75</text:p>
          </table:table-cell>
          <table:table-cell office:value-type="float" office:value="54">
            <text:p>54</text:p>
          </table:table-cell>
          <table:table-cell office:value-type="float" office:value="70.5">
            <text:p>70.5</text:p>
          </table:table-cell>
          <table:table-cell office:value-type="float" office:value="-0.0153053977272727">
            <text:p>-0.0153053977</text:p>
          </table:table-cell>
          <table:table-cell office:value-type="float" office:value="0.00539568345323741">
            <text:p>0.0053956835</text:p>
          </table:table-cell>
          <table:table-cell office:value-type="float" office:value="0.0046875">
            <text:p>0.0046875</text:p>
          </table:table-cell>
          <table:table-cell office:value-type="float" office:value="0.946890248145742">
            <text:p>0.9468902481</text:p>
          </table:table-cell>
          <table:table-cell office:value-type="float" office:value="1.01894195435019">
            <text:p>1.0189419544</text:p>
          </table:table-cell>
          <table:table-cell office:value-type="float" office:value="1.01644931640625">
            <text:p>1.01644931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56">
            <text:p>256</text:p>
          </table:table-cell>
          <table:table-cell office:value-type="float" office:value="6517">
            <text:p>6517</text:p>
          </table:table-cell>
          <table:table-cell office:value-type="float" office:value="9261">
            <text:p>9261</text:p>
          </table:table-cell>
          <table:table-cell office:value-type="float" office:value="15134">
            <text:p>15134</text:p>
          </table:table-cell>
          <table:table-cell office:value-type="float" office:value="-282.375">
            <text:p>-282.375</text:p>
          </table:table-cell>
          <table:table-cell office:value-type="float" office:value="411.75">
            <text:p>411.75</text:p>
          </table:table-cell>
          <table:table-cell office:value-type="float" office:value="293.75">
            <text:p>293.75</text:p>
          </table:table-cell>
          <table:table-cell office:value-type="float" office:value="-0.0433289857296302">
            <text:p>-0.0433289857</text:p>
          </table:table-cell>
          <table:table-cell office:value-type="float" office:value="0.0444606413994169">
            <text:p>0.0444606414</text:p>
          </table:table-cell>
          <table:table-cell office:value-type="float" office:value="0.0194099378881988">
            <text:p>0.0194099379</text:p>
          </table:table-cell>
          <table:table-cell office:value-type="float" office:value="0.852028255914837">
            <text:p>0.8520282559</text:p>
          </table:table-cell>
          <table:table-cell office:value-type="float" office:value="1.15948667221991">
            <text:p>1.1594866722</text:p>
          </table:table-cell>
          <table:table-cell office:value-type="float" office:value="1.06867320415879">
            <text:p>1.0686732042</text:p>
          </table:table-cell>
          <table:table-cell office:value-type="float" office:value="-15.6481770384517">
            <text:p>-15.6481770385</text:p>
          </table:table-cell>
          <table:table-cell office:value-type="float" office:value="15.934191003539">
            <text:p>15.93419100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07">
            <text:p>407</text:p>
          </table:table-cell>
          <table:table-cell office:value-type="float" office:value="288">
            <text:p>288</text:p>
          </table:table-cell>
          <table:table-cell office:value-type="float" office:value="7364">
            <text:p>7364</text:p>
          </table:table-cell>
          <table:table-cell office:value-type="float" office:value="10005">
            <text:p>10005</text:p>
          </table:table-cell>
          <table:table-cell office:value-type="float" office:value="15839">
            <text:p>15839</text:p>
          </table:table-cell>
          <table:table-cell office:value-type="float" office:value="-320.875">
            <text:p>-320.875</text:p>
          </table:table-cell>
          <table:table-cell office:value-type="float" office:value="86.25">
            <text:p>86.25</text:p>
          </table:table-cell>
          <table:table-cell office:value-type="float" office:value="675.625">
            <text:p>675.625</text:p>
          </table:table-cell>
          <table:table-cell office:value-type="float" office:value="-0.0435734655078762">
            <text:p>-0.0435734655</text:p>
          </table:table-cell>
          <table:table-cell office:value-type="float" office:value="0.00862068965517241">
            <text:p>0.0086206897</text:p>
          </table:table-cell>
          <table:table-cell office:value-type="float" office:value="0.0426557863501484">
            <text:p>0.0426557864</text:p>
          </table:table-cell>
          <table:table-cell office:value-type="float" office:value="0.851214218639311">
            <text:p>0.8512142186</text:p>
          </table:table-cell>
          <table:table-cell office:value-type="float" office:value="1.03031807372176">
            <text:p>1.0303180737</text:p>
          </table:table-cell>
          <table:table-cell office:value-type="float" office:value="1.15286150379945">
            <text:p>1.1528615038</text:p>
          </table:table-cell>
          <table:table-cell office:value-type="float" office:value="-15.5584053902378">
            <text:p>-15.5584053902</text:p>
          </table:table-cell>
          <table:table-cell office:value-type="float" office:value="0">
            <text:p>0</text:p>
          </table:table-cell>
          <table:table-cell office:value-type="float" office:value="16.5939417261977">
            <text:p>16.5939417262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3">
            <text:p>3</text:p>
          </table:table-cell>
          <table:table-cell office:value-type="float" office:value="626">
            <text:p>626</text:p>
          </table:table-cell>
          <table:table-cell office:value-type="float" office:value="431">
            <text:p>431</text:p>
          </table:table-cell>
          <table:table-cell office:value-type="float" office:value="312">
            <text:p>312</text:p>
          </table:table-cell>
          <table:table-cell office:value-type="float" office:value="7502">
            <text:p>7502</text:p>
          </table:table-cell>
          <table:table-cell office:value-type="float" office:value="10258">
            <text:p>10258</text:p>
          </table:table-cell>
          <table:table-cell office:value-type="float" office:value="16074">
            <text:p>16074</text:p>
          </table:table-cell>
          <table:table-cell office:value-type="float" office:value="-152.5">
            <text:p>-152.5</text:p>
          </table:table-cell>
          <table:table-cell office:value-type="float" office:value="60.375">
            <text:p>60.375</text:p>
          </table:table-cell>
          <table:table-cell office:value-type="float" office:value="587.5">
            <text:p>587.5</text:p>
          </table:table-cell>
          <table:table-cell office:value-type="float" office:value="-0.0203279125566516">
            <text:p>-0.0203279126</text:p>
          </table:table-cell>
          <table:table-cell office:value-type="float" office:value="0.00588565022421525">
            <text:p>0.0058856502</text:p>
          </table:table-cell>
          <table:table-cell office:value-type="float" office:value="0.0365497076023392">
            <text:p>0.0365497076</text:p>
          </table:table-cell>
          <table:table-cell office:value-type="float" office:value="0.929662225148385">
            <text:p>0.9296622251</text:p>
          </table:table-cell>
          <table:table-cell office:value-type="float" office:value="1.02066767190673">
            <text:p>1.0206676719</text:p>
          </table:table-cell>
          <table:table-cell office:value-type="float" office:value="1.13054230361479">
            <text:p>1.1305423036</text:p>
          </table:table-cell>
          <table:table-cell office:value-type="float" office:value="-33.7505361893035">
            <text:p>-33.7505361893</text:p>
          </table:table-cell>
          <table:table-cell office:value-type="float" office:value="0">
            <text:p>0</text:p>
          </table:table-cell>
          <table:table-cell office:value-type="float" office:value="19.3090069677321">
            <text:p>19.3090069677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3">
            <text:p>3</text:p>
          </table:table-cell>
          <table:table-cell office:value-type="float" office:value="304">
            <text:p>304</text:p>
          </table:table-cell>
          <table:table-cell office:value-type="float" office:value="619">
            <text:p>619</text:p>
          </table:table-cell>
          <table:table-cell office:value-type="float" office:value="304">
            <text:p>304</text:p>
          </table:table-cell>
          <table:table-cell office:value-type="float" office:value="6992">
            <text:p>6992</text:p>
          </table:table-cell>
          <table:table-cell office:value-type="float" office:value="10290">
            <text:p>10290</text:p>
          </table:table-cell>
          <table:table-cell office:value-type="float" office:value="16121">
            <text:p>16121</text:p>
          </table:table-cell>
          <table:table-cell office:value-type="float" office:value="189.125">
            <text:p>189.125</text:p>
          </table:table-cell>
          <table:table-cell office:value-type="float" office:value="395.5">
            <text:p>395.5</text:p>
          </table:table-cell>
          <table:table-cell office:value-type="float" office:value="282">
            <text:p>282</text:p>
          </table:table-cell>
          <table:table-cell office:value-type="float" office:value="0.0270487700228833">
            <text:p>0.02704877</text:p>
          </table:table-cell>
          <table:table-cell office:value-type="float" office:value="0.0384353741496599">
            <text:p>0.0384353741</text:p>
          </table:table-cell>
          <table:table-cell office:value-type="float" office:value="0.0174927113702624">
            <text:p>0.0174927114</text:p>
          </table:table-cell>
          <table:table-cell office:value-type="float" office:value="1.0961047015612">
            <text:p>1.0961047016</text:p>
          </table:table-cell>
          <table:table-cell office:value-type="float" office:value="1.13741927437642">
            <text:p>1.1374192744</text:p>
          </table:table-cell>
          <table:table-cell office:value-type="float" office:value="1.06182423990004">
            <text:p>1.0618242399</text:p>
          </table:table-cell>
          <table:table-cell office:value-type="float" office:value="25.9708619024614">
            <text:p>25.9708619025</text:p>
          </table:table-cell>
          <table:table-cell office:value-type="float" office:value="18.3784899167004">
            <text:p>18.37848991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3">
            <text:p>3</text:p>
          </table:table-cell>
          <table:table-cell office:value-type="float" office:value="321">
            <text:p>321</text:p>
          </table:table-cell>
          <table:table-cell office:value-type="float" office:value="639">
            <text:p>639</text:p>
          </table:table-cell>
          <table:table-cell office:value-type="float" office:value="321">
            <text:p>321</text:p>
          </table:table-cell>
          <table:table-cell office:value-type="float" office:value="7546">
            <text:p>7546</text:p>
          </table:table-cell>
          <table:table-cell office:value-type="float" office:value="10768">
            <text:p>10768</text:p>
          </table:table-cell>
          <table:table-cell office:value-type="float" office:value="16428">
            <text:p>16428</text:p>
          </table:table-cell>
          <table:table-cell office:value-type="float" office:value="335.5">
            <text:p>335.5</text:p>
          </table:table-cell>
          <table:table-cell office:value-type="float" office:value="288">
            <text:p>288</text:p>
          </table:table-cell>
          <table:table-cell office:value-type="float" office:value="1165.5">
            <text:p>1165.5</text:p>
          </table:table-cell>
          <table:table-cell office:value-type="float" office:value="0.0444606413994169">
            <text:p>0.0444606414</text:p>
          </table:table-cell>
          <table:table-cell office:value-type="float" office:value="0.0267459138187221">
            <text:p>0.0267459138</text:p>
          </table:table-cell>
          <table:table-cell office:value-type="float" office:value="0.0709459459459459">
            <text:p>0.0709459459</text:p>
          </table:table-cell>
          <table:table-cell office:value-type="float" office:value="1.15948667221991">
            <text:p>1.1594866722</text:p>
          </table:table-cell>
          <table:table-cell office:value-type="float" office:value="1.09501277242128">
            <text:p>1.0950127724</text:p>
          </table:table-cell>
          <table:table-cell office:value-type="float" office:value="1.25817613221329">
            <text:p>1.2581761322</text:p>
          </table:table-cell>
          <table:table-cell office:value-type="float" office:value="15.934191003539">
            <text:p>15.9341910035</text:p>
          </table:table-cell>
          <table:table-cell office:value-type="float" office:value="26.2610519198193">
            <text:p>26.2610519198</text:p>
          </table:table-cell>
          <table:table-cell office:value-type="float" office:value="10.1126892856572">
            <text:p>10.1126892857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51">
            <text:p>651</text:p>
          </table:table-cell>
          <table:table-cell office:value-type="float" office:value="331">
            <text:p>331</text:p>
          </table:table-cell>
          <table:table-cell office:value-type="float" office:value="8173">
            <text:p>8173</text:p>
          </table:table-cell>
          <table:table-cell office:value-type="float" office:value="11145">
            <text:p>11145</text:p>
          </table:table-cell>
          <table:table-cell office:value-type="float" office:value="18330">
            <text:p>18330</text:p>
          </table:table-cell>
          <table:table-cell office:value-type="float" office:value="250.25">
            <text:p>250.25</text:p>
          </table:table-cell>
          <table:table-cell office:value-type="float" office:value="341.25">
            <text:p>341.25</text:p>
          </table:table-cell>
          <table:table-cell office:value-type="float" office:value="781.375">
            <text:p>781.375</text:p>
          </table:table-cell>
          <table:table-cell table:number-columns-repeated="2" office:value-type="float" office:value="0.0306191117092867">
            <text:p>0.0306191117</text:p>
          </table:table-cell>
          <table:table-cell office:value-type="float" office:value="0.0426282051282051">
            <text:p>0.0426282051</text:p>
          </table:table-cell>
          <table:table-cell table:number-columns-repeated="2" office:value-type="float" office:value="1.10900444978616">
            <text:p>1.1090044498</text:p>
          </table:table-cell>
          <table:table-cell office:value-type="float" office:value="1.15276035913872">
            <text:p>1.1527603591</text:p>
          </table:table-cell>
          <table:table-cell table:number-columns-repeated="2" office:value-type="float" office:value="22.9825614210159">
            <text:p>22.982561421</text:p>
          </table:table-cell>
          <table:table-cell office:value-type="float" office:value="16.6044571570291">
            <text:p>16.604457157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93">
            <text:p>293</text:p>
          </table:table-cell>
          <table:table-cell office:value-type="float" office:value="8232">
            <text:p>8232</text:p>
          </table:table-cell>
          <table:table-cell office:value-type="float" office:value="11480">
            <text:p>11480</text:p>
          </table:table-cell>
          <table:table-cell office:value-type="float" office:value="19270">
            <text:p>19270</text:p>
          </table:table-cell>
          <table:table-cell office:value-type="float" office:value="144">
            <text:p>144</text:p>
          </table:table-cell>
          <table:table-cell office:value-type="float" office:value="465.5">
            <text:p>465.5</text:p>
          </table:table-cell>
          <table:table-cell office:value-type="float" office:value="781.375">
            <text:p>781.375</text:p>
          </table:table-cell>
          <table:table-cell office:value-type="float" office:value="0.0174927113702624">
            <text:p>0.0174927114</text:p>
          </table:table-cell>
          <table:table-cell table:number-columns-repeated="2" office:value-type="float" office:value="0.0405487804878049">
            <text:p>0.0405487805</text:p>
          </table:table-cell>
          <table:table-cell office:value-type="float" office:value="1.06182423990004">
            <text:p>1.0618242399</text:p>
          </table:table-cell>
          <table:table-cell table:number-columns-repeated="2" office:value-type="float" office:value="1.14514337076145">
            <text:p>1.1451433708</text:p>
          </table:table-cell>
          <table:table-cell office:value-type="float" office:value="0">
            <text:p>0</text:p>
          </table:table-cell>
          <table:table-cell table:number-columns-repeated="2" office:value-type="float" office:value="17.4384337337802">
            <text:p>17.4384337338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3">
            <text:p>3</text:p>
          </table:table-cell>
          <table:table-cell office:value-type="float" office:value="599">
            <text:p>599</text:p>
          </table:table-cell>
          <table:table-cell office:value-type="float" office:value="400">
            <text:p>400</text:p>
          </table:table-cell>
          <table:table-cell office:value-type="float" office:value="275">
            <text:p>275</text:p>
          </table:table-cell>
          <table:table-cell office:value-type="float" office:value="8085">
            <text:p>8085</text:p>
          </table:table-cell>
          <table:table-cell office:value-type="float" office:value="11448">
            <text:p>11448</text:p>
          </table:table-cell>
          <table:table-cell office:value-type="float" office:value="18574">
            <text:p>18574</text:p>
          </table:table-cell>
          <table:table-cell office:value-type="float" office:value="310.75">
            <text:p>310.75</text:p>
          </table:table-cell>
          <table:table-cell office:value-type="float" office:value="414">
            <text:p>414</text:p>
          </table:table-cell>
          <table:table-cell office:value-type="float" office:value="485.625">
            <text:p>485.625</text:p>
          </table:table-cell>
          <table:table-cell office:value-type="float" office:value="0.0384353741496599">
            <text:p>0.0384353741</text:p>
          </table:table-cell>
          <table:table-cell office:value-type="float" office:value="0.0361635220125786">
            <text:p>0.036163522</text:p>
          </table:table-cell>
          <table:table-cell office:value-type="float" office:value="0.0261454183266932">
            <text:p>0.0261454183</text:p>
          </table:table-cell>
          <table:table-cell office:value-type="float" office:value="1.13741927437642">
            <text:p>1.1374192744</text:p>
          </table:table-cell>
          <table:table-cell office:value-type="float" office:value="1.12913561567976">
            <text:p>1.1291356157</text:p>
          </table:table-cell>
          <table:table-cell office:value-type="float" office:value="1.0928487866264">
            <text:p>1.0928487866</text:p>
          </table:table-cell>
          <table:table-cell office:value-type="float" office:value="18.3784899167004">
            <text:p>18.3784899167</text:p>
          </table:table-cell>
          <table:table-cell office:value-type="float" office:value="19.5115480148192">
            <text:p>19.5115480148</text:p>
          </table:table-cell>
          <table:table-cell office:value-type="float" office:value="26.8563120993741">
            <text:p>26.8563120994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3">
            <text:p>3</text:p>
          </table:table-cell>
          <table:table-cell office:value-type="float" office:value="637">
            <text:p>637</text:p>
          </table:table-cell>
          <table:table-cell table:number-columns-repeated="2" office:value-type="float" office:value="310">
            <text:p>310</text:p>
          </table:table-cell>
          <table:table-cell office:value-type="float" office:value="8916">
            <text:p>8916</text:p>
          </table:table-cell>
          <table:table-cell office:value-type="float" office:value="13090">
            <text:p>13090</text:p>
          </table:table-cell>
          <table:table-cell office:value-type="float" office:value="22015">
            <text:p>22015</text:p>
          </table:table-cell>
          <table:table-cell office:value-type="float" office:value="273">
            <text:p>273</text:p>
          </table:table-cell>
          <table:table-cell office:value-type="float" office:value="-42.125">
            <text:p>-42.125</text:p>
          </table:table-cell>
          <table:table-cell office:value-type="float" office:value="-70.875">
            <text:p>-70.875</text:p>
          </table:table-cell>
          <table:table-cell office:value-type="float" office:value="0.0306191117092867">
            <text:p>0.0306191117</text:p>
          </table:table-cell>
          <table:table-cell office:value-type="float" office:value="-0.00321810542398778">
            <text:p>-0.0032181054</text:p>
          </table:table-cell>
          <table:table-cell office:value-type="float" office:value="-0.00321939586645469">
            <text:p>-0.0032193959</text:p>
          </table:table-cell>
          <table:table-cell office:value-type="float" office:value="1.10900444978616">
            <text:p>1.1090044498</text:p>
          </table:table-cell>
          <table:table-cell office:value-type="float" office:value="0.988756929172982">
            <text:p>0.9887569292</text:p>
          </table:table-cell>
          <table:table-cell office:value-type="float" office:value="0.988752428906509">
            <text:p>0.9887524289</text:p>
          </table:table-cell>
          <table:table-cell office:value-type="float" office:value="22.9825614210159">
            <text:p>22.9825614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3">
            <text:p>3</text:p>
          </table:table-cell>
          <table:table-cell office:value-type="float" office:value="650">
            <text:p>650</text:p>
          </table:table-cell>
          <table:table-cell table:number-columns-repeated="2" office:value-type="float" office:value="320">
            <text:p>320</text:p>
          </table:table-cell>
          <table:table-cell office:value-type="float" office:value="9240">
            <text:p>9240</text:p>
          </table:table-cell>
          <table:table-cell office:value-type="float" office:value="13160">
            <text:p>13160</text:p>
          </table:table-cell>
          <table:table-cell office:value-type="float" office:value="22090">
            <text:p>22090</text:p>
          </table:table-cell>
          <table:table-cell office:value-type="float" office:value="285">
            <text:p>285</text:p>
          </table:table-cell>
          <table:table-cell office:value-type="float" office:value="682.5">
            <text:p>682.5</text:p>
          </table:table-cell>
          <table:table-cell office:value-type="float" office:value="1145.625">
            <text:p>1145.625</text:p>
          </table:table-cell>
          <table:table-cell office:value-type="float" office:value="0.0308441558441558">
            <text:p>0.0308441558</text:p>
          </table:table-cell>
          <table:table-cell table:number-columns-repeated="2" office:value-type="float" office:value="0.0518617021276596">
            <text:p>0.0518617021</text:p>
          </table:table-cell>
          <table:table-cell office:value-type="float" office:value="1.10981921487603">
            <text:p>1.1098192149</text:p>
          </table:table-cell>
          <table:table-cell table:number-columns-repeated="2" office:value-type="float" office:value="1.18678764429606">
            <text:p>1.1867876443</text:p>
          </table:table-cell>
          <table:table-cell office:value-type="float" office:value="22.817380135502">
            <text:p>22.8173801355</text:p>
          </table:table-cell>
          <table:table-cell table:number-columns-repeated="2" office:value-type="float" office:value="13.7089526412061">
            <text:p>13.7089526412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3">
            <text:p>3</text:p>
          </table:table-cell>
          <table:table-cell office:value-type="float" office:value="655">
            <text:p>655</text:p>
          </table:table-cell>
          <table:table-cell table:number-columns-repeated="2" office:value-type="float" office:value="322">
            <text:p>322</text:p>
          </table:table-cell>
          <table:table-cell office:value-type="float" office:value="8820">
            <text:p>8820</text:p>
          </table:table-cell>
          <table:table-cell office:value-type="float" office:value="12825">
            <text:p>12825</text:p>
          </table:table-cell>
          <table:table-cell office:value-type="float" office:value="22325">
            <text:p>22325</text:p>
          </table:table-cell>
          <table:table-cell office:value-type="float" office:value="339">
            <text:p>339</text:p>
          </table:table-cell>
          <table:table-cell office:value-type="float" office:value="195.75">
            <text:p>195.75</text:p>
          </table:table-cell>
          <table:table-cell office:value-type="float" office:value="340.75">
            <text:p>340.75</text:p>
          </table:table-cell>
          <table:table-cell office:value-type="float" office:value="0.0384353741496599">
            <text:p>0.0384353741</text:p>
          </table:table-cell>
          <table:table-cell table:number-columns-repeated="2" office:value-type="float" office:value="0.0152631578947368">
            <text:p>0.0152631579</text:p>
          </table:table-cell>
          <table:table-cell office:value-type="float" office:value="1.13741927437642">
            <text:p>1.1374192744</text:p>
          </table:table-cell>
          <table:table-cell table:number-columns-repeated="2" office:value-type="float" office:value="1.05387766204986">
            <text:p>1.053877662</text:p>
          </table:table-cell>
          <table:table-cell office:value-type="float" office:value="18.3784899167004">
            <text:p>18.37848991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37">
            <text:p>337</text:p>
          </table:table-cell>
          <table:table-cell office:value-type="float" office:value="8987">
            <text:p>8987</text:p>
          </table:table-cell>
          <table:table-cell office:value-type="float" office:value="13554">
            <text:p>13554</text:p>
          </table:table-cell>
          <table:table-cell office:value-type="float" office:value="23594">
            <text:p>23594</text:p>
          </table:table-cell>
          <table:table-cell office:value-type="float" office:value="144.25">
            <text:p>144.25</text:p>
          </table:table-cell>
          <table:table-cell office:value-type="float" office:value="354.375">
            <text:p>354.375</text:p>
          </table:table-cell>
          <table:table-cell office:value-type="float" office:value="616.875">
            <text:p>616.875</text:p>
          </table:table-cell>
          <table:table-cell office:value-type="float" office:value="0.0160509625013909">
            <text:p>0.0160509625</text:p>
          </table:table-cell>
          <table:table-cell table:number-columns-repeated="2" office:value-type="float" office:value="0.0261454183266932">
            <text:p>0.0261454183</text:p>
          </table:table-cell>
          <table:table-cell office:value-type="float" office:value="1.05668333021342">
            <text:p>1.0566833302</text:p>
          </table:table-cell>
          <table:table-cell table:number-columns-repeated="2" office:value-type="float" office:value="1.0928487866264">
            <text:p>1.0928487866</text:p>
          </table:table-cell>
          <table:table-cell office:value-type="float" office:value="0">
            <text:p>0</text:p>
          </table:table-cell>
          <table:table-cell table:number-columns-repeated="2" office:value-type="float" office:value="26.8563120993741">
            <text:p>26.8563120994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73">
            <text:p>473</text:p>
          </table:table-cell>
          <table:table-cell office:value-type="float" office:value="342">
            <text:p>342</text:p>
          </table:table-cell>
          <table:table-cell office:value-type="float" office:value="8070">
            <text:p>8070</text:p>
          </table:table-cell>
          <table:table-cell office:value-type="float" office:value="14191">
            <text:p>14191</text:p>
          </table:table-cell>
          <table:table-cell office:value-type="float" office:value="27965">
            <text:p>27965</text:p>
          </table:table-cell>
          <table:table-cell office:value-type="float" office:value="110.25">
            <text:p>110.25</text:p>
          </table:table-cell>
          <table:table-cell office:value-type="float" office:value="655.5">
            <text:p>655.5</text:p>
          </table:table-cell>
          <table:table-cell office:value-type="float" office:value="312.75">
            <text:p>312.75</text:p>
          </table:table-cell>
          <table:table-cell office:value-type="float" office:value="0.0136617100371747">
            <text:p>0.01366171</text:p>
          </table:table-cell>
          <table:table-cell office:value-type="float" office:value="0.0461912479740681">
            <text:p>0.046191248</text:p>
          </table:table-cell>
          <table:table-cell office:value-type="float" office:value="0.0111836223851243">
            <text:p>0.0111836224</text:p>
          </table:table-cell>
          <table:table-cell office:value-type="float" office:value="1.04818180407955">
            <text:p>1.0481818041</text:p>
          </table:table-cell>
          <table:table-cell office:value-type="float" office:value="1.16585128543247">
            <text:p>1.1658512854</text:p>
          </table:table-cell>
          <table:table-cell office:value-type="float" office:value="1.03938782223086">
            <text:p>1.0393878222</text:p>
          </table:table-cell>
          <table:table-cell office:value-type="float" office:value="0">
            <text:p>0</text:p>
          </table:table-cell>
          <table:table-cell office:value-type="float" office:value="15.3499937905927">
            <text:p>15.34999379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75">
            <text:p>475</text:p>
          </table:table-cell>
          <table:table-cell office:value-type="float" office:value="343">
            <text:p>343</text:p>
          </table:table-cell>
          <table:table-cell office:value-type="float" office:value="8427">
            <text:p>8427</text:p>
          </table:table-cell>
          <table:table-cell office:value-type="float" office:value="14326">
            <text:p>14326</text:p>
          </table:table-cell>
          <table:table-cell office:value-type="float" office:value="27495">
            <text:p>27495</text:p>
          </table:table-cell>
          <table:table-cell office:value-type="float" office:value="51">
            <text:p>51</text:p>
          </table:table-cell>
          <table:table-cell office:value-type="float" office:value="51.25">
            <text:p>51.25</text:p>
          </table:table-cell>
          <table:table-cell office:value-type="float" office:value="28.75">
            <text:p>28.75</text:p>
          </table:table-cell>
          <table:table-cell office:value-type="float" office:value="0.00605197579209683">
            <text:p>0.0060519758</text:p>
          </table:table-cell>
          <table:table-cell office:value-type="float" office:value="0.0035774116990088">
            <text:p>0.0035774117</text:p>
          </table:table-cell>
          <table:table-cell office:value-type="float" office:value="0.00104564466266594">
            <text:p>0.0010456447</text:p>
          </table:table-cell>
          <table:table-cell office:value-type="float" office:value="1.02125370303788">
            <text:p>1.021253703</text:p>
          </table:table-cell>
          <table:table-cell office:value-type="float" office:value="1.01254602478048">
            <text:p>1.0125460248</text:p>
          </table:table-cell>
          <table:table-cell office:value-type="float" office:value="1.00366189932994">
            <text:p>1.00366189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77">
            <text:p>477</text:p>
          </table:table-cell>
          <table:table-cell table:number-columns-repeated="2" office:value-type="float" office:value="343">
            <text:p>343</text:p>
          </table:table-cell>
          <table:table-cell office:value-type="float" office:value="8341">
            <text:p>8341</text:p>
          </table:table-cell>
          <table:table-cell office:value-type="float" office:value="13104">
            <text:p>13104</text:p>
          </table:table-cell>
          <table:table-cell office:value-type="float" office:value="22590">
            <text:p>22590</text:p>
          </table:table-cell>
          <table:table-cell office:value-type="float" office:value="435.625">
            <text:p>435.625</text:p>
          </table:table-cell>
          <table:table-cell office:value-type="float" office:value="230.5">
            <text:p>230.5</text:p>
          </table:table-cell>
          <table:table-cell office:value-type="float" office:value="590.625">
            <text:p>590.625</text:p>
          </table:table-cell>
          <table:table-cell office:value-type="float" office:value="0.0522269512048915">
            <text:p>0.0522269512</text:p>
          </table:table-cell>
          <table:table-cell office:value-type="float" office:value="0.0175900488400488">
            <text:p>0.0175900488</text:p>
          </table:table-cell>
          <table:table-cell office:value-type="float" office:value="0.0261454183266932">
            <text:p>0.0261454183</text:p>
          </table:table-cell>
          <table:table-cell office:value-type="float" office:value="1.18814053190415">
            <text:p>1.1881405319</text:p>
          </table:table-cell>
          <table:table-cell office:value-type="float" office:value="1.06217161418383">
            <text:p>1.0621716142</text:p>
          </table:table-cell>
          <table:table-cell office:value-type="float" office:value="1.0928487866264">
            <text:p>1.0928487866</text:p>
          </table:table-cell>
          <table:table-cell office:value-type="float" office:value="13.6154623950724">
            <text:p>13.6154623951</text:p>
          </table:table-cell>
          <table:table-cell office:value-type="float" office:value="0">
            <text:p>0</text:p>
          </table:table-cell>
          <table:table-cell office:value-type="float" office:value="26.8563120993741">
            <text:p>26.8563120994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390">
            <text:p>390</text:p>
          </table:table-cell>
          <table:table-cell office:value-type="float" office:value="10406">
            <text:p>10406</text:p>
          </table:table-cell>
          <table:table-cell office:value-type="float" office:value="15757">
            <text:p>15757</text:p>
          </table:table-cell>
          <table:table-cell office:value-type="float" office:value="26775">
            <text:p>26775</text:p>
          </table:table-cell>
          <table:table-cell office:value-type="float" office:value="321">
            <text:p>321</text:p>
          </table:table-cell>
          <table:table-cell office:value-type="float" office:value="1000.25">
            <text:p>1000.25</text:p>
          </table:table-cell>
          <table:table-cell office:value-type="float" office:value="-19.25">
            <text:p>-19.25</text:p>
          </table:table-cell>
          <table:table-cell office:value-type="float" office:value="0.0308475879300404">
            <text:p>0.0308475879</text:p>
          </table:table-cell>
          <table:table-cell office:value-type="float" office:value="0.063479723297582">
            <text:p>0.0634797233</text:p>
          </table:table-cell>
          <table:table-cell office:value-type="float" office:value="-0.000718954248366013">
            <text:p>-0.0007189542</text:p>
          </table:table-cell>
          <table:table-cell office:value-type="float" office:value="1.1098316421701">
            <text:p>1.1098316422</text:p>
          </table:table-cell>
          <table:table-cell office:value-type="float" office:value="1.23007719507061">
            <text:p>1.2300771951</text:p>
          </table:table-cell>
          <table:table-cell office:value-type="float" office:value="0.997484673245333">
            <text:p>0.9974846732</text:p>
          </table:table-cell>
          <table:table-cell office:value-type="float" office:value="22.8148796582377">
            <text:p>22.8148796582</text:p>
          </table:table-cell>
          <table:table-cell office:value-type="float" office:value="11.2622090881155">
            <text:p>11.26220908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770">
            <text:p>770</text:p>
          </table:table-cell>
          <table:table-cell office:value-type="float" office:value="410">
            <text:p>410</text:p>
          </table:table-cell>
          <table:table-cell office:value-type="float" office:value="10455">
            <text:p>10455</text:p>
          </table:table-cell>
          <table:table-cell office:value-type="float" office:value="16319">
            <text:p>16319</text:p>
          </table:table-cell>
          <table:table-cell office:value-type="float" office:value="26325">
            <text:p>26325</text:p>
          </table:table-cell>
          <table:table-cell office:value-type="float" office:value="288.25">
            <text:p>288.25</text:p>
          </table:table-cell>
          <table:table-cell office:value-type="float" office:value="1207">
            <text:p>1207</text:p>
          </table:table-cell>
          <table:table-cell office:value-type="float" office:value="-65.125">
            <text:p>-65.125</text:p>
          </table:table-cell>
          <table:table-cell office:value-type="float" office:value="0.0275705404112865">
            <text:p>0.0275705404</text:p>
          </table:table-cell>
          <table:table-cell office:value-type="float" office:value="0.0739628653716527">
            <text:p>0.0739628654</text:p>
          </table:table-cell>
          <table:table-cell office:value-type="float" office:value="-0.00247388414055081">
            <text:p>-0.0024738841</text:p>
          </table:table-cell>
          <table:table-cell office:value-type="float" office:value="1.0979867554487">
            <text:p>1.0979867554</text:p>
          </table:table-cell>
          <table:table-cell office:value-type="float" office:value="1.2695922194906">
            <text:p>1.2695922195</text:p>
          </table:table-cell>
          <table:table-cell office:value-type="float" office:value="0.991353400909444">
            <text:p>0.9913534009</text:p>
          </table:table-cell>
          <table:table-cell office:value-type="float" office:value="25.4858656760994">
            <text:p>25.4858656761</text:p>
          </table:table-cell>
          <table:table-cell office:value-type="float" office:value="9.71400890869968">
            <text:p>9.71400890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4">
            <text:p>4</text:p>
          </table:table-cell>
          <table:table-cell office:value-type="float" office:value="735">
            <text:p>735</text:p>
          </table:table-cell>
          <table:table-cell office:value-type="float" office:value="508">
            <text:p>508</text:p>
          </table:table-cell>
          <table:table-cell office:value-type="float" office:value="368">
            <text:p>368</text:p>
          </table:table-cell>
          <table:table-cell office:value-type="float" office:value="9986">
            <text:p>9986</text:p>
          </table:table-cell>
          <table:table-cell office:value-type="float" office:value="14880">
            <text:p>14880</text:p>
          </table:table-cell>
          <table:table-cell office:value-type="float" office:value="22320">
            <text:p>22320</text:p>
          </table:table-cell>
          <table:table-cell office:value-type="float" office:value="236.25">
            <text:p>236.25</text:p>
          </table:table-cell>
          <table:table-cell office:value-type="float" office:value="1247.85714285714">
            <text:p>1247.8571428571</text:p>
          </table:table-cell>
          <table:table-cell office:value-type="float" office:value="260">
            <text:p>260</text:p>
          </table:table-cell>
          <table:table-cell office:value-type="float" office:value="0.0236581213699179">
            <text:p>0.0236581214</text:p>
          </table:table-cell>
          <table:table-cell office:value-type="float" office:value="0.0838613671274962">
            <text:p>0.0838613671</text:p>
          </table:table-cell>
          <table:table-cell office:value-type="float" office:value="0.0116487455197133">
            <text:p>0.0116487455</text:p>
          </table:table-cell>
          <table:table-cell office:value-type="float" office:value="1.08390044993995">
            <text:p>1.0839004499</text:p>
          </table:table-cell>
          <table:table-cell office:value-type="float" office:value="1.30729893358336">
            <text:p>1.3072989336</text:p>
          </table:table-cell>
          <table:table-cell office:value-type="float" office:value="1.04103656813248">
            <text:p>1.0410365681</text:p>
          </table:table-cell>
          <table:table-cell office:value-type="float" office:value="29.6437107801856">
            <text:p>29.6437107802</text:p>
          </table:table-cell>
          <table:table-cell office:value-type="float" office:value="8.60731578050453">
            <text:p>8.60731578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444">
            <text:p>444</text:p>
          </table:table-cell>
          <table:table-cell office:value-type="float" office:value="11352">
            <text:p>11352</text:p>
          </table:table-cell>
          <table:table-cell office:value-type="float" office:value="15609">
            <text:p>15609</text:p>
          </table:table-cell>
          <table:table-cell office:value-type="float" office:value="25420">
            <text:p>25420</text:p>
          </table:table-cell>
          <table:table-cell office:value-type="float" office:value="-184.857142857143">
            <text:p>-184.8571428571</text:p>
          </table:table-cell>
          <table:table-cell office:value-type="float" office:value="-254.142857142857">
            <text:p>-254.1428571429</text:p>
          </table:table-cell>
          <table:table-cell office:value-type="float" office:value="1082.71428571429">
            <text:p>1082.7142857143</text:p>
          </table:table-cell>
          <table:table-cell office:value-type="float" office:value="-0.0162841034934058">
            <text:p>-0.0162841035</text:p>
          </table:table-cell>
          <table:table-cell office:value-type="float" office:value="-0.0162818154361495">
            <text:p>-0.0162818154</text:p>
          </table:table-cell>
          <table:table-cell office:value-type="float" office:value="0.0425930088793975">
            <text:p>0.0425930089</text:p>
          </table:table-cell>
          <table:table-cell office:value-type="float" office:value="0.943525374945184">
            <text:p>0.9435253749</text:p>
          </table:table-cell>
          <table:table-cell office:value-type="float" office:value="0.943533237100715">
            <text:p>0.9435332371</text:p>
          </table:table-cell>
          <table:table-cell office:value-type="float" office:value="1.15263129331248">
            <text:p>1.1526312933</text:p>
          </table:table-cell>
          <table:table-cell table:number-columns-repeated="2" office:value-type="float" office:value="0">
            <text:p>0</text:p>
          </table:table-cell>
          <table:table-cell office:value-type="float" office:value="16.6178956165612">
            <text:p>16.6178956166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4">
            <text:p>4</text:p>
          </table:table-cell>
          <table:table-cell office:value-type="float" office:value="855">
            <text:p>855</text:p>
          </table:table-cell>
          <table:table-cell table:number-columns-repeated="2" office:value-type="float" office:value="470">
            <text:p>470</text:p>
          </table:table-cell>
          <table:table-cell office:value-type="float" office:value="10106">
            <text:p>10106</text:p>
          </table:table-cell>
          <table:table-cell office:value-type="float" office:value="17324">
            <text:p>17324</text:p>
          </table:table-cell>
          <table:table-cell office:value-type="float" office:value="29080">
            <text:p>29080</text:p>
          </table:table-cell>
          <table:table-cell office:value-type="float" office:value="-329">
            <text:p>-329</text:p>
          </table:table-cell>
          <table:table-cell office:value-type="float" office:value="956.4">
            <text:p>956.4</text:p>
          </table:table-cell>
          <table:table-cell office:value-type="float" office:value="1224">
            <text:p>1224</text:p>
          </table:table-cell>
          <table:table-cell office:value-type="float" office:value="-0.0325549178705719">
            <text:p>-0.0325549179</text:p>
          </table:table-cell>
          <table:table-cell office:value-type="float" office:value="0.0552066497344724">
            <text:p>0.0552066497</text:p>
          </table:table-cell>
          <table:table-cell office:value-type="float" office:value="0.0420907840440165">
            <text:p>0.042090784</text:p>
          </table:table-cell>
          <table:table-cell office:value-type="float" office:value="0.888135039901015">
            <text:p>0.8881350399</text:p>
          </table:table-cell>
          <table:table-cell office:value-type="float" office:value="1.19919691145347">
            <text:p>1.1991969115</text:p>
          </table:table-cell>
          <table:table-cell office:value-type="float" office:value="1.15079014699288">
            <text:p>1.150790147</text:p>
          </table:table-cell>
          <table:table-cell office:value-type="float" office:value="-20.9431420850853">
            <text:p>-20.9431420851</text:p>
          </table:table-cell>
          <table:table-cell office:value-type="float" office:value="12.8989714174756">
            <text:p>12.8989714175</text:p>
          </table:table-cell>
          <table:table-cell office:value-type="float" office:value="16.8121006790643">
            <text:p>16.8121006791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4">
            <text:p>4</text:p>
          </table:table-cell>
          <table:table-cell office:value-type="float" office:value="872">
            <text:p>872</text:p>
          </table:table-cell>
          <table:table-cell table:number-columns-repeated="2" office:value-type="float" office:value="475">
            <text:p>475</text:p>
          </table:table-cell>
          <table:table-cell office:value-type="float" office:value="10516">
            <text:p>10516</text:p>
          </table:table-cell>
          <table:table-cell office:value-type="float" office:value="18026">
            <text:p>18026</text:p>
          </table:table-cell>
          <table:table-cell office:value-type="float" office:value="30258">
            <text:p>30258</text:p>
          </table:table-cell>
          <table:table-cell office:value-type="float" office:value="-418.8">
            <text:p>-418.8</text:p>
          </table:table-cell>
          <table:table-cell office:value-type="float" office:value="1025.75">
            <text:p>1025.75</text:p>
          </table:table-cell>
          <table:table-cell office:value-type="float" office:value="1241">
            <text:p>1241</text:p>
          </table:table-cell>
          <table:table-cell office:value-type="float" office:value="-0.0398250285279574">
            <text:p>-0.0398250285</text:p>
          </table:table-cell>
          <table:table-cell office:value-type="float" office:value="0.0569039165649617">
            <text:p>0.0569039166</text:p>
          </table:table-cell>
          <table:table-cell office:value-type="float" office:value="0.0410139467248331">
            <text:p>0.0410139467</text:p>
          </table:table-cell>
          <table:table-cell office:value-type="float" office:value="0.863721024630764">
            <text:p>0.8637210246</text:p>
          </table:table-cell>
          <table:table-cell office:value-type="float" office:value="1.20551029718941">
            <text:p>1.2055102972</text:p>
          </table:table-cell>
          <table:table-cell office:value-type="float" office:value="1.14684581543577">
            <text:p>1.1468458154</text:p>
          </table:table-cell>
          <table:table-cell office:value-type="float" office:value="-17.0558921888437">
            <text:p>-17.0558921888</text:p>
          </table:table-cell>
          <table:table-cell office:value-type="float" office:value="12.5243870377082">
            <text:p>12.5243870377</text:p>
          </table:table-cell>
          <table:table-cell office:value-type="float" office:value="17.244531814734">
            <text:p>17.2445318147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5">
            <text:p>5</text:p>
          </table:table-cell>
          <table:table-cell office:value-type="float" office:value="913">
            <text:p>913</text:p>
          </table:table-cell>
          <table:table-cell office:value-type="float" office:value="658">
            <text:p>658</text:p>
          </table:table-cell>
          <table:table-cell office:value-type="float" office:value="913">
            <text:p>913</text:p>
          </table:table-cell>
          <table:table-cell office:value-type="float" office:value="10223">
            <text:p>10223</text:p>
          </table:table-cell>
          <table:table-cell office:value-type="float" office:value="18254">
            <text:p>18254</text:p>
          </table:table-cell>
          <table:table-cell office:value-type="float" office:value="32304">
            <text:p>32304</text:p>
          </table:table-cell>
          <table:table-cell table:number-columns-repeated="6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.19">
            <text:p>1.19</text:p>
          </table:table-cell>
          <table:table-cell office:value-type="float" office:value="1.25">
            <text:p>1.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1021">
            <text:p>1021</text:p>
          </table:table-cell>
          <table:table-cell office:value-type="float" office:value="9937">
            <text:p>9937</text:p>
          </table:table-cell>
          <table:table-cell office:value-type="float" office:value="18888">
            <text:p>18888</text:p>
          </table:table-cell>
          <table:table-cell office:value-type="float" office:value="34574">
            <text:p>34574</text:p>
          </table:table-cell>
          <table:table-cell table:number-columns-repeated="6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.16">
            <text:p>1.16</text:p>
          </table:table-cell>
          <table:table-cell office:value-type="float" office:value="1.25">
            <text:p>1.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5">
            <text:p>5</text:p>
          </table:table-cell>
          <table:table-cell office:value-type="float" office:value="585">
            <text:p>585</text:p>
          </table:table-cell>
          <table:table-cell table:number-columns-repeated="2" office:value-type="float" office:value="1031">
            <text:p>1031</text:p>
          </table:table-cell>
          <table:table-cell office:value-type="float" office:value="9504">
            <text:p>9504</text:p>
          </table:table-cell>
          <table:table-cell office:value-type="float" office:value="19492">
            <text:p>19492</text:p>
          </table:table-cell>
          <table:table-cell office:value-type="float" office:value="37003">
            <text:p>37003</text:p>
          </table:table-cell>
          <table:table-cell table:number-columns-repeated="6"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1.03">
            <text:p>1.03</text:p>
          </table:table-cell>
          <table:table-cell office:value-type="float" office:value="1.25">
            <text:p>1.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98.25">
            <text:p>98.25</text:p>
          </table:table-cell>
          <table:table-cell office:value-type="float" office:value="5628.5">
            <text:p>5628.5</text:p>
          </table:table-cell>
          <table:table-cell office:value-type="float" office:value="22123">
            <text:p>22123</text:p>
          </table:table-cell>
          <table:table-cell office:value-type="float" office:value="19.225">
            <text:p>19.225</text:p>
          </table:table-cell>
          <table:table-cell table:number-columns-repeated="3" office:value-type="float" office:value="5">
            <text:p>5</text:p>
          </table:table-cell>
          <table:table-cell office:value-type="float" office:value="468">
            <text:p>468</text:p>
          </table:table-cell>
          <table:table-cell office:value-type="float" office:value="643">
            <text:p>643</text:p>
          </table:table-cell>
          <table:table-cell office:value-type="float" office:value="931">
            <text:p>931</text:p>
          </table:table-cell>
          <table:table-cell office:value-type="float" office:value="9051">
            <text:p>9051</text:p>
          </table:table-cell>
          <table:table-cell office:value-type="float" office:value="20321">
            <text:p>20321</text:p>
          </table:table-cell>
          <table:table-cell office:value-type="float" office:value="39603">
            <text:p>39603</text:p>
          </table:table-cell>
          <table:table-cell table:number-columns-repeated="6"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1.19">
            <text:p>1.19</text:p>
          </table:table-cell>
          <table:table-cell office:value-type="float" office:value="1.25">
            <text:p>1.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95.3333333333333">
            <text:p>95.3333333333</text:p>
          </table:table-cell>
          <table:table-cell office:value-type="float" office:value="5744">
            <text:p>5744</text:p>
          </table:table-cell>
          <table:table-cell office:value-type="float" office:value="20226">
            <text:p>20226</text:p>
          </table:table-cell>
          <table:table-cell office:value-type="float" office:value="19.7033333333333">
            <text:p>19.703333333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73">
            <text:p>473</text:p>
          </table:table-cell>
          <table:table-cell office:value-type="float" office:value="955">
            <text:p>955</text:p>
          </table:table-cell>
          <table:table-cell office:value-type="float" office:value="8620">
            <text:p>8620</text:p>
          </table:table-cell>
          <table:table-cell office:value-type="float" office:value="21360">
            <text:p>21360</text:p>
          </table:table-cell>
          <table:table-cell office:value-type="float" office:value="42488">
            <text:p>42488</text:p>
          </table:table-cell>
          <table:table-cell table:number-columns-repeated="6"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1.17">
            <text:p>1.17</text:p>
          </table:table-cell>
          <table:table-cell office:value-type="float" office:value="1.27">
            <text:p>1.27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83">
            <text:p>0.83</text:p>
          </table:table-cell>
          <table:table-cell office:value-type="float" office:value="1.17">
            <text:p>1.17</text:p>
          </table:table-cell>
          <table:table-cell office:value-type="float" office:value="1.27">
            <text:p>1.27</text:p>
          </table:table-cell>
          <table:table-cell office:value-type="float" office:value="-14">
            <text:p>-1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7.9">
            <text:p>17.9</text:p>
          </table:table-cell>
          <table:table-cell office:value-type="float" office:value="23.2">
            <text:p>23.2</text:p>
          </table:table-cell>
          <table:table-cell office:value-type="float" office:value="32.7">
            <text:p>32.7</text:p>
          </table:table-cell>
          <table:table-cell office:value-type="float" office:value="17622">
            <text:p>17622</text:p>
          </table:table-cell>
          <table:table-cell office:value-type="float" office:value="18271">
            <text:p>18271</text:p>
          </table:table-cell>
          <table:table-cell office:value-type="float" office:value="19232">
            <text:p>192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1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10:45.88</dc:date>
    <dc:creator>Liam Widdess</dc:creator>
    <meta:editing-duration>P2DT3H30M46S</meta:editing-duration>
    <meta:editing-cycles>185</meta:editing-cycles>
    <meta:generator>OpenOffice/4.1.7$Win32 OpenOffice.org_project/417m1$Build-9800</meta:generator>
    <meta:document-statistic meta:table-count="8" meta:cell-count="11062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181">
                <text:p>10181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500">
                <text:p>1350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592">
                <text:p>1359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818">
                <text:p>9818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94">
                <text:p>9194</text:p>
              </table:table-cell>
              <table:table-cell office:value-type="float" office:value="12826">
                <text:p>12826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9195">
                <text:p>9195</text:p>
              </table:table-cell>
              <table:table-cell office:value-type="float" office:value="13142">
                <text:p>13142</text:p>
              </table:table-cell>
              <table:table-cell office:value-type="float" office:value="18073">
                <text:p>18073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878">
                <text:p>8878</text:p>
              </table:table-cell>
              <table:table-cell office:value-type="float" office:value="13144">
                <text:p>13144</text:p>
              </table:table-cell>
              <table:table-cell office:value-type="float" office:value="18508">
                <text:p>1850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165">
                <text:p>9165</text:p>
              </table:table-cell>
              <table:table-cell office:value-type="float" office:value="12535">
                <text:p>12535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265">
                <text:p>9265</text:p>
              </table:table-cell>
              <table:table-cell office:value-type="float" office:value="12392">
                <text:p>12392</text:p>
              </table:table-cell>
              <table:table-cell office:value-type="float" office:value="17378">
                <text:p>1737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092">
                <text:p>9092</text:p>
              </table:table-cell>
              <table:table-cell office:value-type="float" office:value="13046">
                <text:p>13046</text:p>
              </table:table-cell>
              <table:table-cell office:value-type="float" office:value="18073">
                <text:p>18073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891">
                <text:p>8891</text:p>
              </table:table-cell>
              <table:table-cell office:value-type="float" office:value="11925">
                <text:p>11925</text:p>
              </table:table-cell>
              <table:table-cell office:value-type="float" office:value="18540">
                <text:p>18540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598">
                <text:p>8598</text:p>
              </table:table-cell>
              <table:table-cell office:value-type="float" office:value="11730">
                <text:p>11730</text:p>
              </table:table-cell>
              <table:table-cell office:value-type="float" office:value="16713">
                <text:p>16713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416">
                <text:p>8416</text:p>
              </table:table-cell>
              <table:table-cell office:value-type="float" office:value="11882">
                <text:p>11882</text:p>
              </table:table-cell>
              <table:table-cell office:value-type="float" office:value="16809">
                <text:p>16809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210">
                <text:p>8210</text:p>
              </table:table-cell>
              <table:table-cell office:value-type="float" office:value="11632">
                <text:p>11632</text:p>
              </table:table-cell>
              <table:table-cell office:value-type="float" office:value="17644">
                <text:p>1764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204">
                <text:p>8204</text:p>
              </table:table-cell>
              <table:table-cell office:value-type="float" office:value="11512">
                <text:p>11512</text:p>
              </table:table-cell>
              <table:table-cell office:value-type="float" office:value="16092">
                <text:p>1609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506">
                <text:p>8506</text:p>
              </table:table-cell>
              <table:table-cell office:value-type="float" office:value="11147">
                <text:p>11147</text:p>
              </table:table-cell>
              <table:table-cell office:value-type="float" office:value="15667">
                <text:p>15667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512">
                <text:p>8512</text:p>
              </table:table-cell>
              <table:table-cell office:value-type="float" office:value="12096">
                <text:p>12096</text:p>
              </table:table-cell>
              <table:table-cell office:value-type="float" office:value="16678">
                <text:p>1667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8210">
                <text:p>8210</text:p>
              </table:table-cell>
              <table:table-cell office:value-type="float" office:value="11394">
                <text:p>11394</text:p>
              </table:table-cell>
              <table:table-cell office:value-type="float" office:value="17634">
                <text:p>17634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8204">
                <text:p>8204</text:p>
              </table:table-cell>
              <table:table-cell office:value-type="float" office:value="10532">
                <text:p>10532</text:p>
              </table:table-cell>
              <table:table-cell office:value-type="float" office:value="16008">
                <text:p>1600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019">
                <text:p>8019</text:p>
              </table:table-cell>
              <table:table-cell office:value-type="float" office:value="10960">
                <text:p>10960</text:p>
              </table:table-cell>
              <table:table-cell office:value-type="float" office:value="15027">
                <text:p>1502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682">
                <text:p>7682</text:p>
              </table:table-cell>
              <table:table-cell office:value-type="float" office:value="10580">
                <text:p>10580</text:p>
              </table:table-cell>
              <table:table-cell office:value-type="float" office:value="16365">
                <text:p>16365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600">
                <text:p>7600</text:p>
              </table:table-cell>
              <table:table-cell office:value-type="float" office:value="10444">
                <text:p>10444</text:p>
              </table:table-cell>
              <table:table-cell office:value-type="float" office:value="15452">
                <text:p>1545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776">
                <text:p>7776</text:p>
              </table:table-cell>
              <table:table-cell office:value-type="float" office:value="10558">
                <text:p>10558</text:p>
              </table:table-cell>
              <table:table-cell office:value-type="float" office:value="15688">
                <text:p>15688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444">
                <text:p>7444</text:p>
              </table:table-cell>
              <table:table-cell office:value-type="float" office:value="10992">
                <text:p>10992</text:p>
              </table:table-cell>
              <table:table-cell office:value-type="float" office:value="17472">
                <text:p>1747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538">
                <text:p>7538</text:p>
              </table:table-cell>
              <table:table-cell office:value-type="float" office:value="11524">
                <text:p>11524</text:p>
              </table:table-cell>
              <table:table-cell office:value-type="float" office:value="17008">
                <text:p>1700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600">
                <text:p>7600</text:p>
              </table:table-cell>
              <table:table-cell office:value-type="float" office:value="10784">
                <text:p>10784</text:p>
              </table:table-cell>
              <table:table-cell office:value-type="float" office:value="16509">
                <text:p>1650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846">
                <text:p>7846</text:p>
              </table:table-cell>
              <table:table-cell office:value-type="float" office:value="11258">
                <text:p>11258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444">
                <text:p>7444</text:p>
              </table:table-cell>
              <table:table-cell office:value-type="float" office:value="11644">
                <text:p>11644</text:p>
              </table:table-cell>
              <table:table-cell office:value-type="float" office:value="16731">
                <text:p>16731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538">
                <text:p>7538</text:p>
              </table:table-cell>
              <table:table-cell office:value-type="float" office:value="11578">
                <text:p>11578</text:p>
              </table:table-cell>
              <table:table-cell office:value-type="float" office:value="16171">
                <text:p>1617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472">
                <text:p>7472</text:p>
              </table:table-cell>
              <table:table-cell office:value-type="float" office:value="11312">
                <text:p>11312</text:p>
              </table:table-cell>
              <table:table-cell office:value-type="float" office:value="17628">
                <text:p>17628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532">
                <text:p>8532</text:p>
              </table:table-cell>
              <table:table-cell office:value-type="float" office:value="11448">
                <text:p>11448</text:p>
              </table:table-cell>
              <table:table-cell office:value-type="float" office:value="18665">
                <text:p>18665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976">
                <text:p>8976</text:p>
              </table:table-cell>
              <table:table-cell office:value-type="float" office:value="11984">
                <text:p>11984</text:p>
              </table:table-cell>
              <table:table-cell office:value-type="float" office:value="17883">
                <text:p>17883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884">
                <text:p>8884</text:p>
              </table:table-cell>
              <table:table-cell office:value-type="float" office:value="11558">
                <text:p>11558</text:p>
              </table:table-cell>
              <table:table-cell office:value-type="float" office:value="15981">
                <text:p>15981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568">
                <text:p>8568</text:p>
              </table:table-cell>
              <table:table-cell office:value-type="float" office:value="11514">
                <text:p>11514</text:p>
              </table:table-cell>
              <table:table-cell office:value-type="float" office:value="17512">
                <text:p>1751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680">
                <text:p>8680</text:p>
              </table:table-cell>
              <table:table-cell office:value-type="float" office:value="11282">
                <text:p>11282</text:p>
              </table:table-cell>
              <table:table-cell office:value-type="float" office:value="18172">
                <text:p>1817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746">
                <text:p>8746</text:p>
              </table:table-cell>
              <table:table-cell office:value-type="float" office:value="11580">
                <text:p>11580</text:p>
              </table:table-cell>
              <table:table-cell office:value-type="float" office:value="17800">
                <text:p>17800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688">
                <text:p>8688</text:p>
              </table:table-cell>
              <table:table-cell office:value-type="float" office:value="11408">
                <text:p>11408</text:p>
              </table:table-cell>
              <table:table-cell office:value-type="float" office:value="17534">
                <text:p>1753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480">
                <text:p>8480</text:p>
              </table:table-cell>
              <table:table-cell office:value-type="float" office:value="12320">
                <text:p>12320</text:p>
              </table:table-cell>
              <table:table-cell office:value-type="float" office:value="19813">
                <text:p>1981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516">
                <text:p>8516</text:p>
              </table:table-cell>
              <table:table-cell office:value-type="float" office:value="13081">
                <text:p>13081</text:p>
              </table:table-cell>
              <table:table-cell office:value-type="float" office:value="18473">
                <text:p>18473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857">
                <text:p>8857</text:p>
              </table:table-cell>
              <table:table-cell office:value-type="float" office:value="12086">
                <text:p>12086</text:p>
              </table:table-cell>
              <table:table-cell office:value-type="float" office:value="17067">
                <text:p>17067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662">
                <text:p>8662</text:p>
              </table:table-cell>
              <table:table-cell office:value-type="float" office:value="12072">
                <text:p>12072</text:p>
              </table:table-cell>
              <table:table-cell office:value-type="float" office:value="16827">
                <text:p>16827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228">
                <text:p>8228</text:p>
              </table:table-cell>
              <table:table-cell office:value-type="float" office:value="11928">
                <text:p>11928</text:p>
              </table:table-cell>
              <table:table-cell office:value-type="float" office:value="19711">
                <text:p>19711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110">
                <text:p>8110</text:p>
              </table:table-cell>
              <table:table-cell office:value-type="float" office:value="12318">
                <text:p>12318</text:p>
              </table:table-cell>
              <table:table-cell office:value-type="float" office:value="18104">
                <text:p>1810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342">
                <text:p>8342</text:p>
              </table:table-cell>
              <table:table-cell office:value-type="float" office:value="11951">
                <text:p>11951</text:p>
              </table:table-cell>
              <table:table-cell office:value-type="float" office:value="19947">
                <text:p>19947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9014">
                <text:p>9014</text:p>
              </table:table-cell>
              <table:table-cell office:value-type="float" office:value="13238">
                <text:p>13238</text:p>
              </table:table-cell>
              <table:table-cell office:value-type="float" office:value="22360">
                <text:p>2236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966">
                <text:p>8966</text:p>
              </table:table-cell>
              <table:table-cell office:value-type="float" office:value="13652">
                <text:p>13652</text:p>
              </table:table-cell>
              <table:table-cell office:value-type="float" office:value="21501">
                <text:p>21501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9208">
                <text:p>9208</text:p>
              </table:table-cell>
              <table:table-cell office:value-type="float" office:value="12560">
                <text:p>12560</text:p>
              </table:table-cell>
              <table:table-cell office:value-type="float" office:value="20903">
                <text:p>20903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720">
                <text:p>8720</text:p>
              </table:table-cell>
              <table:table-cell office:value-type="float" office:value="14000">
                <text:p>14000</text:p>
              </table:table-cell>
              <table:table-cell office:value-type="float" office:value="21515">
                <text:p>21515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804">
                <text:p>8804</text:p>
              </table:table-cell>
              <table:table-cell office:value-type="float" office:value="12933">
                <text:p>12933</text:p>
              </table:table-cell>
              <table:table-cell office:value-type="float" office:value="21858">
                <text:p>21858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399">
                <text:p>8399</text:p>
              </table:table-cell>
              <table:table-cell office:value-type="float" office:value="12140">
                <text:p>12140</text:p>
              </table:table-cell>
              <table:table-cell office:value-type="float" office:value="20706">
                <text:p>20706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6446">
                <text:p>6446</text:p>
              </table:table-cell>
              <table:table-cell office:value-type="float" office:value="11740">
                <text:p>11740</text:p>
              </table:table-cell>
              <table:table-cell office:value-type="float" office:value="20073">
                <text:p>20073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6050">
                <text:p>6050</text:p>
              </table:table-cell>
              <table:table-cell office:value-type="float" office:value="12235">
                <text:p>12235</text:p>
              </table:table-cell>
              <table:table-cell office:value-type="float" office:value="20486">
                <text:p>20486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6820">
                <text:p>6820</text:p>
              </table:table-cell>
              <table:table-cell office:value-type="float" office:value="12672">
                <text:p>12672</text:p>
              </table:table-cell>
              <table:table-cell office:value-type="float" office:value="21256">
                <text:p>21256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040">
                <text:p>7040</text:p>
              </table:table-cell>
              <table:table-cell office:value-type="float" office:value="11596">
                <text:p>11596</text:p>
              </table:table-cell>
              <table:table-cell office:value-type="float" office:value="20155">
                <text:p>2015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6446">
                <text:p>6446</text:p>
              </table:table-cell>
              <table:table-cell office:value-type="float" office:value="11066">
                <text:p>11066</text:p>
              </table:table-cell>
              <table:table-cell office:value-type="float" office:value="19266">
                <text:p>19266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6050">
                <text:p>6050</text:p>
              </table:table-cell>
              <table:table-cell office:value-type="float" office:value="11210">
                <text:p>11210</text:p>
              </table:table-cell>
              <table:table-cell office:value-type="float" office:value="19896">
                <text:p>1989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6820">
                <text:p>6820</text:p>
              </table:table-cell>
              <table:table-cell office:value-type="float" office:value="10850">
                <text:p>10850</text:p>
              </table:table-cell>
              <table:table-cell office:value-type="float" office:value="16976">
                <text:p>1697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7040">
                <text:p>7040</text:p>
              </table:table-cell>
              <table:table-cell office:value-type="float" office:value="10008">
                <text:p>10008</text:p>
              </table:table-cell>
              <table:table-cell office:value-type="float" office:value="15040">
                <text:p>15040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6517">
                <text:p>6517</text:p>
              </table:table-cell>
              <table:table-cell office:value-type="float" office:value="9261">
                <text:p>9261</text:p>
              </table:table-cell>
              <table:table-cell office:value-type="float" office:value="15134">
                <text:p>1513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7364">
                <text:p>7364</text:p>
              </table:table-cell>
              <table:table-cell office:value-type="float" office:value="10005">
                <text:p>10005</text:p>
              </table:table-cell>
              <table:table-cell office:value-type="float" office:value="15839">
                <text:p>15839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7502">
                <text:p>7502</text:p>
              </table:table-cell>
              <table:table-cell office:value-type="float" office:value="10258">
                <text:p>10258</text:p>
              </table:table-cell>
              <table:table-cell office:value-type="float" office:value="16074">
                <text:p>16074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6992">
                <text:p>6992</text:p>
              </table:table-cell>
              <table:table-cell office:value-type="float" office:value="10290">
                <text:p>10290</text:p>
              </table:table-cell>
              <table:table-cell office:value-type="float" office:value="16121">
                <text:p>16121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7546">
                <text:p>7546</text:p>
              </table:table-cell>
              <table:table-cell office:value-type="float" office:value="10768">
                <text:p>10768</text:p>
              </table:table-cell>
              <table:table-cell office:value-type="float" office:value="16428">
                <text:p>16428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8173">
                <text:p>8173</text:p>
              </table:table-cell>
              <table:table-cell office:value-type="float" office:value="11145">
                <text:p>11145</text:p>
              </table:table-cell>
              <table:table-cell office:value-type="float" office:value="18330">
                <text:p>18330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8232">
                <text:p>8232</text:p>
              </table:table-cell>
              <table:table-cell office:value-type="float" office:value="11480">
                <text:p>11480</text:p>
              </table:table-cell>
              <table:table-cell office:value-type="float" office:value="19270">
                <text:p>19270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8085">
                <text:p>8085</text:p>
              </table:table-cell>
              <table:table-cell office:value-type="float" office:value="11448">
                <text:p>11448</text:p>
              </table:table-cell>
              <table:table-cell office:value-type="float" office:value="18574">
                <text:p>1857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8916">
                <text:p>8916</text:p>
              </table:table-cell>
              <table:table-cell office:value-type="float" office:value="13090">
                <text:p>13090</text:p>
              </table:table-cell>
              <table:table-cell office:value-type="float" office:value="22015">
                <text:p>22015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9240">
                <text:p>9240</text:p>
              </table:table-cell>
              <table:table-cell office:value-type="float" office:value="13160">
                <text:p>13160</text:p>
              </table:table-cell>
              <table:table-cell office:value-type="float" office:value="22090">
                <text:p>22090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8820">
                <text:p>8820</text:p>
              </table:table-cell>
              <table:table-cell office:value-type="float" office:value="12825">
                <text:p>12825</text:p>
              </table:table-cell>
              <table:table-cell office:value-type="float" office:value="22325">
                <text:p>2232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8987">
                <text:p>8987</text:p>
              </table:table-cell>
              <table:table-cell office:value-type="float" office:value="13554">
                <text:p>13554</text:p>
              </table:table-cell>
              <table:table-cell office:value-type="float" office:value="23594">
                <text:p>2359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8070">
                <text:p>8070</text:p>
              </table:table-cell>
              <table:table-cell office:value-type="float" office:value="14191">
                <text:p>14191</text:p>
              </table:table-cell>
              <table:table-cell office:value-type="float" office:value="27965">
                <text:p>27965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8427">
                <text:p>8427</text:p>
              </table:table-cell>
              <table:table-cell office:value-type="float" office:value="14326">
                <text:p>14326</text:p>
              </table:table-cell>
              <table:table-cell office:value-type="float" office:value="27495">
                <text:p>27495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8341">
                <text:p>8341</text:p>
              </table:table-cell>
              <table:table-cell office:value-type="float" office:value="13104">
                <text:p>13104</text:p>
              </table:table-cell>
              <table:table-cell office:value-type="float" office:value="22590">
                <text:p>22590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0406">
                <text:p>10406</text:p>
              </table:table-cell>
              <table:table-cell office:value-type="float" office:value="15757">
                <text:p>15757</text:p>
              </table:table-cell>
              <table:table-cell office:value-type="float" office:value="26775">
                <text:p>26775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0455">
                <text:p>10455</text:p>
              </table:table-cell>
              <table:table-cell office:value-type="float" office:value="16319">
                <text:p>16319</text:p>
              </table:table-cell>
              <table:table-cell office:value-type="float" office:value="26325">
                <text:p>2632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9986">
                <text:p>9986</text:p>
              </table:table-cell>
              <table:table-cell office:value-type="float" office:value="14880">
                <text:p>14880</text:p>
              </table:table-cell>
              <table:table-cell office:value-type="float" office:value="22320">
                <text:p>22320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1352">
                <text:p>11352</text:p>
              </table:table-cell>
              <table:table-cell office:value-type="float" office:value="15609">
                <text:p>15609</text:p>
              </table:table-cell>
              <table:table-cell office:value-type="float" office:value="25420">
                <text:p>25420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0106">
                <text:p>10106</text:p>
              </table:table-cell>
              <table:table-cell office:value-type="float" office:value="17324">
                <text:p>17324</text:p>
              </table:table-cell>
              <table:table-cell office:value-type="float" office:value="29080">
                <text:p>29080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0516">
                <text:p>10516</text:p>
              </table:table-cell>
              <table:table-cell office:value-type="float" office:value="18026">
                <text:p>18026</text:p>
              </table:table-cell>
              <table:table-cell office:value-type="float" office:value="30258">
                <text:p>30258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0223">
                <text:p>10223</text:p>
              </table:table-cell>
              <table:table-cell office:value-type="float" office:value="18254">
                <text:p>18254</text:p>
              </table:table-cell>
              <table:table-cell office:value-type="float" office:value="32304">
                <text:p>32304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9937">
                <text:p>9937</text:p>
              </table:table-cell>
              <table:table-cell office:value-type="float" office:value="18888">
                <text:p>18888</text:p>
              </table:table-cell>
              <table:table-cell office:value-type="float" office:value="34574">
                <text:p>34574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9504">
                <text:p>9504</text:p>
              </table:table-cell>
              <table:table-cell office:value-type="float" office:value="19492">
                <text:p>19492</text:p>
              </table:table-cell>
              <table:table-cell office:value-type="float" office:value="37003">
                <text:p>37003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9051">
                <text:p>9051</text:p>
              </table:table-cell>
              <table:table-cell office:value-type="float" office:value="20321">
                <text:p>20321</text:p>
              </table:table-cell>
              <table:table-cell office:value-type="float" office:value="39603">
                <text:p>3960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8620">
                <text:p>8620</text:p>
              </table:table-cell>
              <table:table-cell office:value-type="float" office:value="21360">
                <text:p>21360</text:p>
              </table:table-cell>
              <table:table-cell office:value-type="float" office:value="42488">
                <text:p>42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628.5">
                <text:p>5628.5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5744">
                <text:p>5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1cm" svg:y="1.404cm" svg:width="30.908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9.225">
                <text:p>19.225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7033333333333">
                <text:p>19.70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9cm" svg:y="1.352cm" svg:width="31.36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8673937040466">
                <text:p>0.948673937040466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48385360664157">
                <text:p>0.948385360664157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26730080310364">
                <text:p>0.926730080310364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75031262941">
                <text:p>0.91675031262941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99367549934844">
                <text:p>0.99936754993484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89300561443859">
                <text:p>0.989300561443859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54027900263785">
                <text:p>0.954027900263785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61475506168649">
                <text:p>0.961475506168649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48584677943791">
                <text:p>0.94858467794379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61860363663533">
                <text:p>0.96186036366353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46753095544901">
                <text:p>0.946753095544901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80253410291391">
                <text:p>0.98025341029139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512558470065">
                <text:p>0.97512558470065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24583005151233">
                <text:p>0.924583005151233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72958250600985">
                <text:p>0.97295825060098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90898708767361">
                <text:p>0.990898708767361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85825255599853">
                <text:p>0.985825255599853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30585831869315">
                <text:p>0.930585831869315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79668534473608">
                <text:p>0.97966853447360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80912855877311">
                <text:p>0.980912855877311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95562806145735">
                <text:p>0.995562806145735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03609114940497">
                <text:p>1.0360911494049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53465361192453">
                <text:p>0.953465361192453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54774973642078">
                <text:p>0.95477497364207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94811436219391">
                <text:p>0.99481143621939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634995353652">
                <text:p>1.0363499535365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0240559712558">
                <text:p>1.0024055971255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.05977349462627">
                <text:p>1.0597734946262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9137398854317">
                <text:p>1.09137398854317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7361093286765">
                <text:p>1.07361093286765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922813349556">
                <text:p>1.04922813349556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.04387201925494">
                <text:p>1.04387201925494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11178068763849">
                <text:p>1.11178068763849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0768759256304">
                <text:p>1.0076875925630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971530916382729">
                <text:p>0.97153091638272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1661123735908">
                <text:p>1.0166112373590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78836357986829">
                <text:p>0.978836357986829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406390553131">
                <text:p>1.03406390553131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2106314895834">
                <text:p>1.12106314895834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4612708950694">
                <text:p>1.1461270895069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4741271078028">
                <text:p>1.0474127107802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5221302747645">
                <text:p>1.05221302747645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09908269482422">
                <text:p>1.09908269482422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1962613453681">
                <text:p>1.01962613453681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1909364952092">
                <text:p>1.01909364952092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5080954032507">
                <text:p>1.0508095403250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83524850625">
                <text:p>1.083524850625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0.806312249144666">
                <text:p>0.80631224914466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0.977557488557609">
                <text:p>0.977557488557609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0.896821622374619">
                <text:p>0.896821622374619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0.880168992013606">
                <text:p>0.880168992013606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1619944170487">
                <text:p>1.0161994417048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0.969103684355486">
                <text:p>0.969103684355486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0.911773476584588">
                <text:p>0.91177347658458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0.87303958785763">
                <text:p>0.87303958785763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02977763397503">
                <text:p>1.02977763397503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01894195435019">
                <text:p>1.01894195435019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5948667221991">
                <text:p>1.15948667221991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3031807372176">
                <text:p>1.03031807372176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2066767190673">
                <text:p>1.02066767190673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3741927437642">
                <text:p>1.13741927437642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9501277242128">
                <text:p>1.09501277242128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10900444978616">
                <text:p>1.1090044497861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4514337076145">
                <text:p>1.14514337076145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2913561567976">
                <text:p>1.1291356156797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0.988756929172982">
                <text:p>0.98875692917298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8678764429606">
                <text:p>1.18678764429606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05387766204986">
                <text:p>1.05387766204986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0928487866264">
                <text:p>1.092848786626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6585128543247">
                <text:p>1.16585128543247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01254602478048">
                <text:p>1.01254602478048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06217161418383">
                <text:p>1.06217161418383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23007719507061">
                <text:p>1.23007719507061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2695922194906">
                <text:p>1.269592219490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30729893358336">
                <text:p>1.3072989335833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.943533237100715">
                <text:p>0.943533237100715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19919691145347">
                <text:p>1.19919691145347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20551029718941">
                <text:p>1.20551029718941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123">
                <text:p>2212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0226">
                <text:p>20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